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397cm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marker-end="Line_20_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0cm"/>
    </style:style>
    <style:style style:name="gr11" style:family="graphic" style:parent-style-name="standard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672cm"/>
    </style:style>
    <style:style style:name="gr13" style:family="graphic" style:parent-style-name="standard">
      <style:graphic-properties draw:fill="none" draw:textarea-horizontal-align="left" draw:textarea-vertical-align="midd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svg:stroke-width="0cm" draw:marker-start-width="0.305cm" draw:marker-end-width="0.305cm" draw:textarea-horizontal-align="center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cm" fo:min-width="3.183cm"/>
    </style:style>
    <style:style style:name="gr18" style:family="graphic" style:parent-style-name="standard">
      <style:graphic-properties draw:stroke="dash" draw:stroke-dash="Fine_20_Dashed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69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5" style:family="paragraph">
      <style:paragraph-properties fo:margin-left="0cm" fo:margin-right="0cm" fo:text-indent="0cm"/>
      <style:text-properties fo:font-size="18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center" fo:text-indent="0cm"/>
      <style:text-properties fo:font-size="10pt" style:font-size-asian="18pt" style:font-size-complex="18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fo:font-size="10pt" style:font-size-asian="18pt" style:font-size-complex="18pt"/>
    </style:style>
    <style:style style:name="P11" style:family="paragraph">
      <style:paragraph-properties fo:margin-left="0cm" fo:margin-right="0cm" fo:text-align="start" fo:text-indent="0cm">
        <style:tab-stops/>
      </style:paragraph-properties>
    </style:style>
    <style:style style:name="P12" style:family="paragraph">
      <style:paragraph-properties fo:margin-left="0cm" fo:margin-right="0cm" fo:text-align="start" fo:text-indent="0cm">
        <style:tab-stops/>
      </style:paragraph-properties>
      <style:text-properties fo:font-size="10pt" style:font-size-asian="18pt" style:font-size-complex="18pt"/>
    </style:style>
    <style:style style:name="P13" style:family="paragraph">
      <style:paragraph-properties fo:margin-left="0cm" fo:margin-right="0cm" fo:text-indent="0cm"/>
      <style:text-properties fo:font-size="12pt" style:font-size-asian="14pt" style:font-size-complex="14pt"/>
    </style:style>
    <style:style style:name="P14" style:family="paragraph">
      <style:paragraph-properties fo:margin-left="0cm" fo:margin-right="0cm" fo:text-indent="0cm"/>
      <style:text-properties fo:font-family="'Courier New'" style:font-style-name="Regular" style:font-family-generic="modern" style:font-pitch="fixed" fo:font-size="10pt" style:font-size-asian="10pt" style:font-size-complex="10pt"/>
    </style:style>
    <style:style style:name="P15" style:family="paragraph">
      <style:paragraph-properties fo:margin-left="0cm" fo:margin-right="0cm" fo:text-align="center" fo:text-indent="0cm"/>
      <style:text-properties fo:font-size="10pt" fo:font-style="italic" style:font-size-asian="10pt" style:font-size-complex="10pt"/>
    </style:style>
    <style:style style:name="P16" style:family="paragraph">
      <style:paragraph-properties fo:margin-left="0cm" fo:margin-right="0cm" fo:text-align="center" fo:text-indent="0cm"/>
      <style:text-properties fo:font-size="10pt" fo:font-style="normal" style:font-size-asian="10pt" style:font-size-complex="10pt"/>
    </style:style>
    <style:style style:name="P17" style:family="paragraph">
      <style:paragraph-properties fo:margin-left="0cm" fo:margin-right="0cm" fo:text-align="start" fo:text-indent="0cm"/>
      <style:text-properties fo:font-size="10pt" fo:font-style="italic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style:style style:name="T4" style:family="text">
      <style:text-properties fo:font-size="18pt"/>
    </style:style>
    <style:style style:name="T5" style:family="text">
      <style:text-properties fo:font-size="10pt" style:font-size-asian="18pt" style:font-size-complex="1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2pt" style:font-size-asian="14pt" style:font-size-complex="14pt"/>
    </style:style>
    <style:style style:name="T8" style:family="text">
      <style:text-properties fo:font-family="'Courier New'" style:font-style-name="Regular" style:font-family-generic="modern" style:font-pitch="fixed" fo:font-size="10pt" style:font-size-asian="10pt" style:font-size-complex="10pt"/>
    </style:style>
    <style:style style:name="T9" style:family="text">
      <style:text-properties fo:font-size="10pt" fo:font-style="italic" style:font-size-asian="10pt" style:font-size-complex="10pt"/>
    </style:style>
    <style:style style:name="T10" style:family="text">
      <style:text-properties fo:font-size="10pt" fo:font-style="normal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3.335cm" svg:height="0.635cm" svg:x="4.175cm" svg:y="3.54cm">
          <text:p/>
        </draw:rect>
        <draw:frame draw:style-name="gr2" draw:text-style-name="P3" draw:layer="layout" svg:width="2.568cm" svg:height="0.645cm" svg:x="4.185cm" svg:y="3.53cm">
          <draw:text-box>
            <text:p text:style-name="P2"><text:span text:style-name="T1">Page Header</text:span></text:p>
          </draw:text-box>
        </draw:frame>
        <draw:line draw:style-name="gr3" draw:text-style-name="P1" draw:layer="layout" svg:x1="6.715cm" svg:y1="3.54cm" svg:x2="6.715cm" svg:y2="4.175cm">
          <text:p/>
        </draw:line>
        <draw:frame draw:style-name="gr2" draw:text-style-name="P3" draw:layer="layout" svg:width="3.08cm" svg:height="0.645cm" svg:x="6.715cm" svg:y="3.53cm">
          <draw:text-box>
            <text:p text:style-name="P2"><text:span text:style-name="T1">Cell Offset Array</text:span></text:p>
          </draw:text-box>
        </draw:frame>
        <draw:line draw:style-name="gr3" draw:text-style-name="P1" draw:layer="layout" svg:x1="9.89cm" svg:y1="3.54cm" svg:x2="9.89cm" svg:y2="4.175cm">
          <text:p/>
        </draw:line>
        <draw:frame draw:style-name="gr2" draw:text-style-name="P3" draw:layer="layout" svg:width="3.266cm" svg:height="0.645cm" svg:x="13.192cm" svg:y="3.54cm">
          <draw:text-box>
            <text:p text:style-name="P2"><text:span text:style-name="T1">Cell Content Area</text:span></text:p>
          </draw:text-box>
        </draw:frame>
        <draw:frame draw:style-name="gr2" draw:text-style-name="P3" draw:layer="layout" svg:width="5.773cm" svg:height="0.645cm" svg:x="2.335cm" svg:y="4.175cm">
          <draw:text-box>
            <text:p text:style-name="P2"><text:span text:style-name="T1">8/12 bytes (leaves/internal nodes)</text:span></text:p>
          </draw:text-box>
        </draw:frame>
        <draw:frame draw:style-name="gr2" draw:text-style-name="P3" draw:layer="layout" svg:width="3.512cm" svg:height="0.645cm" svg:x="6.59cm" svg:y="2.895cm">
          <draw:text-box>
            <text:p text:style-name="P2"><text:span text:style-name="T2">2 </text:span><text:span text:style-name="T3">x </text:span><text:span text:style-name="T2">cell-count</text:span><text:span text:style-name="T1"> bytes</text:span></text:p>
          </draw:text-box>
        </draw:frame>
        <draw:frame draw:style-name="gr2" draw:text-style-name="P3" draw:layer="layout" svg:width="6.763cm" svg:height="1.039cm" svg:x="10.927cm" svg:y="4.175cm">
          <draw:text-box>
            <text:p text:style-name="P2"><text:span text:style-name="T1">Remaining page space <text:s/>is divided </text:span></text:p>
            <text:p text:style-name="P2"><text:span text:style-name="T1">between cell content and unused space.</text:span></text:p>
          </draw:text-box>
        </draw:frame>
        <draw:frame draw:style-name="gr2" draw:text-style-name="P3" draw:layer="layout" svg:width="2.805cm" svg:height="0.645cm" svg:x="9.896cm" svg:y="3.54cm">
          <draw:text-box>
            <text:p text:style-name="P2"><text:span text:style-name="T1">Unused Space</text:span></text:p>
          </draw:text-box>
        </draw:frame>
        <draw:line draw:style-name="gr3" draw:text-style-name="P1" draw:layer="layout" svg:x1="13.192cm" svg:y1="3.54cm" svg:x2="13.192cm" svg:y2="4.175cm">
          <text:p/>
        </draw:line>
        <draw:frame draw:style-name="gr2" draw:layer="layout" svg:width="13.672cm" svg:height="0.962cm" svg:x="3.286cm" svg:y="8.366cm">
          <draw:text-box>
            <text:p text:style-name="P2">The above should be saved as “indexpage.gif”.</text:p>
          </draw:text-box>
        </draw:frame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12.065cm" svg:height="0.635cm" svg:x="4.175cm" svg:y="3.541cm">
          <text:p/>
        </draw:rect>
        <draw:frame draw:style-name="gr2" draw:text-style-name="P4" draw:layer="layout" svg:width="2.606cm" svg:height="0.645cm" svg:x="4.185cm" svg:y="3.531cm">
          <draw:text-box>
            <text:p text:style-name="P2"><text:span text:style-name="T1">Page number</text:span></text:p>
          </draw:text-box>
        </draw:frame>
        <draw:line draw:style-name="gr3" draw:text-style-name="P1" draw:layer="layout" svg:x1="6.715cm" svg:y1="3.541cm" svg:x2="6.715cm" svg:y2="4.176cm">
          <text:p/>
        </draw:line>
        <draw:frame draw:style-name="gr2" draw:text-style-name="P4" draw:layer="layout" svg:width="2.098cm" svg:height="0.645cm" svg:x="9.092cm" svg:y="3.53cm">
          <draw:text-box>
            <text:p text:style-name="P2"><text:span text:style-name="T1">Page data</text:span></text:p>
          </draw:text-box>
        </draw:frame>
        <draw:frame draw:style-name="gr2" draw:text-style-name="P4" draw:layer="layout" svg:width="3.101cm" svg:height="0.645cm" svg:x="13.192cm" svg:y="3.541cm">
          <draw:text-box>
            <text:p text:style-name="P2"><text:span text:style-name="T1">Checksum value</text:span></text:p>
          </draw:text-box>
        </draw:frame>
        <draw:frame draw:style-name="gr2" draw:text-style-name="P4" draw:layer="layout" svg:width="1.637cm" svg:height="0.645cm" svg:x="4.642cm" svg:y="4.292cm">
          <draw:text-box>
            <text:p text:style-name="P2"><text:span text:style-name="T1">4 bytes</text:span></text:p>
          </draw:text-box>
        </draw:frame>
        <draw:line draw:style-name="gr3" draw:text-style-name="P1" draw:layer="layout" svg:x1="13.192cm" svg:y1="3.541cm" svg:x2="13.192cm" svg:y2="4.176cm">
          <text:p/>
        </draw:line>
        <draw:frame draw:style-name="gr2" draw:text-style-name="P4" draw:layer="layout" svg:width="1.637cm" svg:height="0.645cm" svg:x="13.827cm" svg:y="4.302cm">
          <draw:text-box>
            <text:p text:style-name="P2"><text:span text:style-name="T1">4 bytes</text:span></text:p>
          </draw:text-box>
        </draw:frame>
        <draw:frame draw:style-name="gr2" draw:text-style-name="P4" draw:layer="layout" svg:width="3.004cm" svg:height="0.645cm" svg:x="8.592cm" svg:y="2.778cm">
          <draw:text-box>
            <text:p text:style-name="P2"><text:span text:style-name="T2">Page-size</text:span><text:span text:style-name="T1"> bytes</text:span></text:p>
          </draw:text-box>
        </draw:frame>
        <draw:frame draw:style-name="gr4" draw:text-style-name="P5" draw:layer="layout" svg:width="7.874cm" svg:height="1.647cm" svg:x="7.223cm" svg:y="6.334cm">
          <draw:text-box>
            <text:p text:style-name="P2"><text:span text:style-name="T4">journal_record.gif</text:span></text:p>
          </draw:text-box>
        </draw:frame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12.065cm" svg:height="0.635cm" svg:x="4.175cm" svg:y="4.821cm">
          <text:p/>
        </draw:rect>
        <draw:frame draw:style-name="gr2" draw:text-style-name="P4" draw:layer="layout" svg:width="2.686cm" svg:height="0.645cm" svg:x="4.185cm" svg:y="4.811cm">
          <draw:text-box>
            <text:p text:style-name="P2"><text:span text:style-name="T1">Journal Magic</text:span></text:p>
          </draw:text-box>
        </draw:frame>
        <draw:line draw:style-name="gr3" draw:text-style-name="P1" draw:layer="layout" svg:x1="6.842cm" svg:y1="4.82cm" svg:x2="6.842cm" svg:y2="5.455cm">
          <text:p/>
        </draw:line>
        <draw:frame draw:style-name="gr2" draw:text-style-name="P4" draw:layer="layout" svg:width="4.092cm" svg:height="0.645cm" svg:x="7.889cm" svg:y="6.207cm">
          <draw:text-box>
            <text:p text:style-name="P2"><text:span text:style-name="T1">5 fields of 4 bytes each</text:span></text:p>
          </draw:text-box>
        </draw:frame>
        <draw:frame draw:style-name="gr2" draw:text-style-name="P4" draw:layer="layout" svg:width="2.75cm" svg:height="0.645cm" svg:x="13.192cm" svg:y="4.821cm">
          <draw:text-box>
            <text:p text:style-name="P2"><text:span text:style-name="T1">Unused space</text:span></text:p>
          </draw:text-box>
        </draw:frame>
        <draw:frame draw:style-name="gr2" draw:text-style-name="P4" draw:layer="layout" svg:width="1.637cm" svg:height="0.645cm" svg:x="4.642cm" svg:y="5.572cm">
          <draw:text-box>
            <text:p text:style-name="P2"><text:span text:style-name="T1">8 bytes</text:span></text:p>
          </draw:text-box>
        </draw:frame>
        <draw:line draw:style-name="gr3" draw:text-style-name="P1" draw:layer="layout" svg:x1="13.192cm" svg:y1="4.821cm" svg:x2="13.192cm" svg:y2="5.456cm">
          <text:p/>
        </draw:line>
        <draw:frame draw:style-name="gr2" draw:text-style-name="P4" draw:layer="layout" svg:width="4.088cm" svg:height="0.645cm" svg:x="12.94cm" svg:y="5.572cm">
          <draw:text-box>
            <text:p text:style-name="P2"><text:span text:style-name="T1">(</text:span><text:span text:style-name="T2">sector-size</text:span><text:span text:style-name="T1"> - 28) bytes</text:span></text:p>
          </draw:text-box>
        </draw:frame>
        <draw:frame draw:style-name="gr2" draw:text-style-name="P4" draw:layer="layout" svg:width="2.593cm" svg:height="0.645cm" svg:x="4.545cm" svg:y="2.915cm">
          <draw:text-box>
            <text:p text:style-name="P2"><text:span text:style-name="T1">Record count</text:span></text:p>
          </draw:text-box>
        </draw:frame>
        <draw:custom-shape draw:style-name="gr5" draw:text-style-name="P1" draw:layer="layout" svg:width="0.508cm" svg:height="5.08cm" draw:transform="rotate (1.5707963267946) translate (7.35cm 6.21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" draw:text-style-name="P1" draw:layer="layout" svg:x1="8.112cm" svg:y1="4.82cm" svg:x2="8.112cm" svg:y2="5.455cm">
          <text:p/>
        </draw:line>
        <draw:line draw:style-name="gr3" draw:text-style-name="P1" draw:layer="layout" svg:x1="11.922cm" svg:y1="4.82cm" svg:x2="11.922cm" svg:y2="5.455cm">
          <text:p/>
        </draw:line>
        <draw:line draw:style-name="gr3" draw:text-style-name="P1" draw:layer="layout" svg:x1="10.652cm" svg:y1="4.82cm" svg:x2="10.652cm" svg:y2="5.455cm">
          <text:p/>
        </draw:line>
        <draw:line draw:style-name="gr3" draw:text-style-name="P1" draw:layer="layout" svg:x1="9.382cm" svg:y1="4.82cm" svg:x2="9.382cm" svg:y2="5.455cm">
          <text:p/>
        </draw:line>
        <draw:frame draw:style-name="gr2" draw:text-style-name="P4" draw:layer="layout" svg:width="3.643cm" svg:height="0.645cm" svg:x="5.699cm" svg:y="2.143cm">
          <draw:text-box>
            <text:p text:style-name="P2"><text:span text:style-name="T1">Checksum Initializer</text:span></text:p>
          </draw:text-box>
        </draw:frame>
        <draw:frame draw:style-name="gr2" draw:text-style-name="P4" draw:layer="layout" svg:width="3.952cm" svg:height="0.645cm" svg:x="8.112cm" svg:y="1.508cm">
          <draw:text-box>
            <text:p text:style-name="P2"><text:span text:style-name="T1">Database Page Count</text:span></text:p>
          </draw:text-box>
        </draw:frame>
        <draw:frame draw:style-name="gr2" draw:text-style-name="P4" draw:layer="layout" svg:width="2.297cm" svg:height="0.645cm" svg:x="10.806cm" svg:y="2.143cm">
          <draw:text-box>
            <text:p text:style-name="P2"><text:span text:style-name="T1">Sector Size</text:span></text:p>
          </draw:text-box>
        </draw:frame>
        <draw:frame draw:style-name="gr2" draw:text-style-name="P4" draw:layer="layout" svg:width="2.098cm" svg:height="0.645cm" svg:x="12.775cm" svg:y="2.905cm">
          <draw:text-box>
            <text:p text:style-name="P2"><text:span text:style-name="T1">Page Size</text:span></text:p>
          </draw:text-box>
        </draw:frame>
        <draw:line draw:style-name="gr3" draw:text-style-name="P1" draw:layer="layout" svg:x1="10.017cm" svg:y1="2.143cm" svg:x2="10.017cm" svg:y2="5.191cm">
          <text:p/>
        </draw:line>
        <draw:line draw:style-name="gr3" draw:text-style-name="P1" draw:layer="layout" svg:x1="7.604cm" svg:y1="2.778cm" svg:x2="8.747cm" svg:y2="5.191cm">
          <text:p/>
        </draw:line>
        <draw:line draw:style-name="gr3" draw:text-style-name="P1" draw:layer="layout" svg:x1="5.826cm" svg:y1="3.54cm" svg:x2="7.477cm" svg:y2="5.191cm">
          <text:p/>
        </draw:line>
        <draw:line draw:style-name="gr3" draw:text-style-name="P1" draw:layer="layout" svg:x1="11.922cm" svg:y1="2.778cm" svg:x2="11.287cm" svg:y2="5.191cm">
          <text:p/>
        </draw:line>
        <draw:line draw:style-name="gr3" draw:text-style-name="P1" draw:layer="layout" svg:x1="13.827cm" svg:y1="3.54cm" svg:x2="12.557cm" svg:y2="5.191cm">
          <text:p/>
        </draw:line>
        <draw:frame draw:style-name="gr2" draw:text-style-name="P5" draw:layer="layout" svg:width="5.565cm" svg:height="0.962cm" svg:x="7.64cm" svg:y="8.928cm">
          <draw:text-box>
            <text:p text:style-name="P2"><text:span text:style-name="T4">journal_header.gif</text:span></text:p>
          </draw:text-box>
        </draw:frame>
      </draw:page>
      <draw:page draw:name="page4" draw:style-name="dp1" draw:master-page-name="Default">
        <office:forms form:automatic-focus="false" form:apply-design-mode="false"/>
        <draw:g>
          <draw:rect draw:style-name="gr1" draw:text-style-name="P1" draw:layer="layout" svg:width="2.286cm" svg:height="0.762cm" svg:x="1.508cm" svg:y="7.858cm">
            <text:p/>
          </draw:rect>
          <draw:frame draw:style-name="gr6" draw:text-style-name="P4" draw:layer="layout" svg:width="0.942cm" svg:height="1.039cm" svg:x="1.508cm" svg:y="7.975cm">
            <draw:text-box>
              <text:p text:style-name="P2"><text:span text:style-name="T1">R1</text:span></text:p>
            </draw:text-box>
          </draw:frame>
          <draw:frame draw:style-name="gr2" draw:text-style-name="P3" draw:layer="layout" svg:width="0.951cm" svg:height="0.645cm" svg:x="2.778cm" svg:y="7.975cm">
            <draw:text-box>
              <text:p text:style-name="P2"><text:span text:style-name="T1">R3</text:span></text:p>
            </draw:text-box>
          </draw:frame>
          <draw:frame draw:style-name="gr2" draw:text-style-name="P3" draw:layer="layout" svg:width="0.951cm" svg:height="0.645cm" svg:x="2.09cm" svg:y="7.975cm">
            <draw:text-box>
              <text:p text:style-name="P2"><text:span text:style-name="T1">R2</text:span></text:p>
            </draw:text-box>
          </draw:frame>
        </draw:g>
        <draw:g>
          <draw:rect draw:style-name="gr1" draw:text-style-name="P1" draw:layer="layout" svg:width="5.334cm" svg:height="0.762cm" svg:x="5.318cm" svg:y="5.572cm">
            <text:p/>
          </draw:rect>
          <draw:frame draw:style-name="gr2" draw:text-style-name="P3" draw:layer="layout" svg:width="0.951cm" svg:height="0.645cm" svg:x="5.572cm" svg:y="5.689cm">
            <draw:text-box>
              <text:p text:style-name="P2"><text:span text:style-name="T1">R4</text:span></text:p>
            </draw:text-box>
          </draw:frame>
          <draw:frame draw:style-name="gr2" draw:text-style-name="P3" draw:layer="layout" svg:width="1.145cm" svg:height="0.645cm" svg:x="8.112cm" svg:y="5.689cm">
            <draw:text-box>
              <text:p text:style-name="P2"><text:span text:style-name="T1">R10</text:span></text:p>
            </draw:text-box>
          </draw:frame>
          <draw:frame draw:style-name="gr7" draw:text-style-name="P4" draw:layer="layout" svg:width="0.951cm" svg:height="0.645cm" svg:x="6.842cm" svg:y="5.689cm">
            <draw:text-box>
              <text:p text:style-name="P2"><text:span text:style-name="T1">R7</text:span></text:p>
            </draw:text-box>
          </draw:frame>
          <draw:line draw:style-name="gr3" draw:text-style-name="P1" draw:layer="layout" svg:x1="5.572cm" svg:y1="5.572cm" svg:x2="5.572cm" svg:y2="6.334cm">
            <text:p/>
          </draw:line>
          <draw:line draw:style-name="gr3" draw:text-style-name="P1" draw:layer="layout" svg:x1="6.588cm" svg:y1="5.572cm" svg:x2="6.588cm" svg:y2="6.334cm">
            <text:p/>
          </draw:line>
          <draw:line draw:style-name="gr3" draw:text-style-name="P1" draw:layer="layout" svg:x1="6.842cm" svg:y1="5.572cm" svg:x2="6.842cm" svg:y2="6.334cm">
            <text:p/>
          </draw:line>
          <draw:line draw:style-name="gr3" draw:text-style-name="P1" draw:layer="layout" svg:x1="7.858cm" svg:y1="5.572cm" svg:x2="7.858cm" svg:y2="6.334cm">
            <text:p/>
          </draw:line>
          <draw:line draw:style-name="gr3" draw:text-style-name="P1" draw:layer="layout" svg:x1="8.112cm" svg:y1="5.572cm" svg:x2="8.112cm" svg:y2="6.334cm">
            <text:p/>
          </draw:line>
          <draw:line draw:style-name="gr3" draw:text-style-name="P1" draw:layer="layout" svg:x1="9.128cm" svg:y1="5.572cm" svg:x2="9.128cm" svg:y2="6.334cm">
            <text:p/>
          </draw:line>
          <draw:line draw:style-name="gr3" draw:text-style-name="P1" draw:layer="layout" svg:x1="9.382cm" svg:y1="5.572cm" svg:x2="9.382cm" svg:y2="6.334cm">
            <text:p/>
          </draw:line>
          <draw:frame draw:style-name="gr2" draw:text-style-name="P3" draw:layer="layout" svg:width="1.145cm" svg:height="0.645cm" svg:x="9.382cm" svg:y="5.689cm">
            <draw:text-box>
              <text:p text:style-name="P2"><text:span text:style-name="T1">R15</text:span></text:p>
            </draw:text-box>
          </draw:frame>
          <draw:line draw:style-name="gr3" draw:text-style-name="P1" draw:layer="layout" svg:x1="10.398cm" svg:y1="5.572cm" svg:x2="10.398cm" svg:y2="6.334cm">
            <text:p/>
          </draw:line>
        </draw:g>
        <draw:g>
          <draw:rect draw:style-name="gr1" draw:text-style-name="P1" draw:layer="layout" svg:width="1.524cm" svg:height="0.762cm" svg:x="9.382cm" svg:y="3.794cm">
            <text:p/>
          </draw:rect>
          <draw:frame draw:style-name="gr2" draw:text-style-name="P3" draw:layer="layout" svg:width="1.145cm" svg:height="0.645cm" svg:x="9.636cm" svg:y="3.911cm">
            <draw:text-box>
              <text:p text:style-name="P2"><text:span text:style-name="T1">R18</text:span></text:p>
            </draw:text-box>
          </draw:frame>
          <draw:line draw:style-name="gr3" draw:text-style-name="P1" draw:layer="layout" svg:x1="9.636cm" svg:y1="3.794cm" svg:x2="9.636cm" svg:y2="4.556cm">
            <text:p/>
          </draw:line>
          <draw:line draw:style-name="gr3" draw:text-style-name="P1" draw:layer="layout" svg:x1="10.652cm" svg:y1="3.794cm" svg:x2="10.652cm" svg:y2="4.556cm">
            <text:p/>
          </draw:line>
        </draw:g>
        <draw:g>
          <draw:rect draw:style-name="gr1" draw:text-style-name="P1" draw:layer="layout" svg:width="2.794cm" svg:height="0.762cm" svg:x="11.668cm" svg:y="5.573cm">
            <text:p/>
          </draw:rect>
          <draw:frame draw:style-name="gr2" draw:text-style-name="P3" draw:layer="layout" svg:width="1.145cm" svg:height="0.645cm" svg:x="11.922cm" svg:y="5.69cm">
            <draw:text-box>
              <text:p text:style-name="P2"><text:span text:style-name="T1">R21</text:span></text:p>
            </draw:text-box>
          </draw:frame>
          <draw:frame draw:style-name="gr7" draw:text-style-name="P4" draw:layer="layout" svg:width="1.145cm" svg:height="0.645cm" svg:x="13.192cm" svg:y="5.689cm">
            <draw:text-box>
              <text:p text:style-name="P2"><text:span text:style-name="T1">R24</text:span></text:p>
            </draw:text-box>
          </draw:frame>
          <draw:line draw:style-name="gr3" draw:text-style-name="P1" draw:layer="layout" svg:x1="11.922cm" svg:y1="5.573cm" svg:x2="11.922cm" svg:y2="6.335cm">
            <text:p/>
          </draw:line>
          <draw:line draw:style-name="gr3" draw:text-style-name="P1" draw:layer="layout" svg:x1="12.938cm" svg:y1="5.573cm" svg:x2="12.938cm" svg:y2="6.335cm">
            <text:p/>
          </draw:line>
          <draw:line draw:style-name="gr3" draw:text-style-name="P1" draw:layer="layout" svg:x1="13.192cm" svg:y1="5.573cm" svg:x2="13.192cm" svg:y2="6.335cm">
            <text:p/>
          </draw:line>
          <draw:line draw:style-name="gr3" draw:text-style-name="P1" draw:layer="layout" svg:x1="14.208cm" svg:y1="5.573cm" svg:x2="14.208cm" svg:y2="6.335cm">
            <text:p/>
          </draw:line>
        </draw:g>
        <draw:rect draw:style-name="gr1" draw:text-style-name="P1" draw:layer="layout" svg:width="3.302cm" svg:height="0.762cm" svg:x="7.604cm" svg:y="7.858cm">
          <text:p/>
        </draw:rect>
        <draw:frame draw:style-name="gr2" draw:text-style-name="P3" draw:layer="layout" svg:width="1.145cm" svg:height="0.645cm" svg:x="7.513cm" svg:y="7.975cm">
          <draw:text-box>
            <text:p text:style-name="P2"><text:span text:style-name="T1">R11</text:span></text:p>
          </draw:text-box>
        </draw:frame>
        <draw:frame draw:style-name="gr8" draw:text-style-name="P4" draw:layer="layout" svg:width="1.196cm" svg:height="0.645cm" svg:x="9.128cm" svg:y="7.975cm">
          <draw:text-box>
            <text:p text:style-name="P2"><text:span text:style-name="T1">R13</text:span></text:p>
          </draw:text-box>
        </draw:frame>
        <draw:frame draw:style-name="gr2" draw:text-style-name="P3" draw:layer="layout" svg:width="1.145cm" svg:height="0.645cm" svg:x="8.249cm" svg:y="7.975cm">
          <draw:text-box>
            <text:p text:style-name="P2"><text:span text:style-name="T1">R12</text:span></text:p>
          </draw:text-box>
        </draw:frame>
        <draw:frame draw:style-name="gr8" draw:text-style-name="P4" draw:layer="layout" svg:width="1.45cm" svg:height="0.645cm" svg:x="9.89cm" svg:y="7.975cm">
          <draw:text-box>
            <text:p text:style-name="P2"><text:span text:style-name="T1">R14</text:span></text:p>
          </draw:text-box>
        </draw:frame>
        <draw:g>
          <draw:rect draw:style-name="gr1" draw:text-style-name="P1" draw:layer="layout" svg:width="1.524cm" svg:height="0.762cm" svg:x="4.048cm" svg:y="7.858cm">
            <text:p/>
          </draw:rect>
          <draw:frame draw:style-name="gr2" draw:text-style-name="P3" draw:layer="layout" svg:width="0.951cm" svg:height="0.645cm" svg:x="4.048cm" svg:y="7.975cm">
            <draw:text-box>
              <text:p text:style-name="P2"><text:span text:style-name="T1">R5</text:span></text:p>
            </draw:text-box>
          </draw:frame>
          <draw:frame draw:style-name="gr2" draw:text-style-name="P3" draw:layer="layout" svg:width="0.951cm" svg:height="0.645cm" svg:x="4.63cm" svg:y="7.975cm">
            <draw:text-box>
              <text:p text:style-name="P2"><text:span text:style-name="T1">R6</text:span></text:p>
            </draw:text-box>
          </draw:frame>
        </draw:g>
        <draw:line draw:style-name="gr9" draw:text-style-name="P1" draw:layer="layout" svg:x1="9.382cm" svg:y1="4.556cm" svg:x2="8.112cm" svg:y2="5.318cm">
          <text:p/>
        </draw:line>
        <draw:line draw:style-name="gr9" draw:text-style-name="P1" draw:layer="layout" svg:x1="10.906cm" svg:y1="4.556cm" svg:x2="12.684cm" svg:y2="5.318cm">
          <text:p/>
        </draw:line>
        <draw:g>
          <draw:rect draw:style-name="gr1" draw:text-style-name="P1" draw:layer="layout" svg:width="1.524cm" svg:height="0.762cm" svg:x="5.826cm" svg:y="7.858cm">
            <text:p/>
          </draw:rect>
          <draw:frame draw:style-name="gr2" draw:text-style-name="P3" draw:layer="layout" svg:width="0.951cm" svg:height="0.645cm" svg:x="5.826cm" svg:y="7.975cm">
            <draw:text-box>
              <text:p text:style-name="P2"><text:span text:style-name="T1">R8</text:span></text:p>
            </draw:text-box>
          </draw:frame>
          <draw:frame draw:style-name="gr2" draw:text-style-name="P3" draw:layer="layout" svg:width="0.951cm" svg:height="0.645cm" svg:x="6.408cm" svg:y="7.975cm">
            <draw:text-box>
              <text:p text:style-name="P2"><text:span text:style-name="T1">R9</text:span></text:p>
            </draw:text-box>
          </draw:frame>
        </draw:g>
        <draw:rect draw:style-name="gr1" draw:text-style-name="P1" draw:layer="layout" svg:width="1.778cm" svg:height="0.762cm" svg:x="11.16cm" svg:y="7.858cm">
          <text:p/>
        </draw:rect>
        <draw:frame draw:style-name="gr2" draw:text-style-name="P3" draw:layer="layout" svg:width="1.145cm" svg:height="0.645cm" svg:x="11.043cm" svg:y="7.975cm">
          <draw:text-box>
            <text:p text:style-name="P2"><text:span text:style-name="T1">R16</text:span></text:p>
          </draw:text-box>
        </draw:frame>
        <draw:frame draw:style-name="gr2" draw:text-style-name="P3" draw:layer="layout" svg:width="1.145cm" svg:height="0.645cm" svg:x="11.922cm" svg:y="7.975cm">
          <draw:text-box>
            <text:p text:style-name="P2"><text:span text:style-name="T1">R17</text:span></text:p>
          </draw:text-box>
        </draw:frame>
        <draw:rect draw:style-name="gr1" draw:text-style-name="P1" draw:layer="layout" svg:width="1.778cm" svg:height="0.762cm" svg:x="13.192cm" svg:y="7.858cm">
          <text:p/>
        </draw:rect>
        <draw:frame draw:style-name="gr2" draw:text-style-name="P3" draw:layer="layout" svg:width="1.145cm" svg:height="0.645cm" svg:x="13.075cm" svg:y="7.975cm">
          <draw:text-box>
            <text:p text:style-name="P2"><text:span text:style-name="T1">R19</text:span></text:p>
          </draw:text-box>
        </draw:frame>
        <draw:frame draw:style-name="gr2" draw:text-style-name="P3" draw:layer="layout" svg:width="1.145cm" svg:height="0.645cm" svg:x="13.954cm" svg:y="7.975cm">
          <draw:text-box>
            <text:p text:style-name="P2"><text:span text:style-name="T1">R20</text:span></text:p>
          </draw:text-box>
        </draw:frame>
        <draw:rect draw:style-name="gr1" draw:text-style-name="P1" draw:layer="layout" svg:width="1.778cm" svg:height="0.762cm" svg:x="17.256cm" svg:y="7.858cm">
          <text:p/>
        </draw:rect>
        <draw:frame draw:style-name="gr2" draw:text-style-name="P3" draw:layer="layout" svg:width="1.145cm" svg:height="0.645cm" svg:x="17.139cm" svg:y="7.975cm">
          <draw:text-box>
            <text:p text:style-name="P2"><text:span text:style-name="T1">R25</text:span></text:p>
          </draw:text-box>
        </draw:frame>
        <draw:frame draw:style-name="gr2" draw:text-style-name="P3" draw:layer="layout" svg:width="1.145cm" svg:height="0.645cm" svg:x="18.018cm" svg:y="7.975cm">
          <draw:text-box>
            <text:p text:style-name="P2"><text:span text:style-name="T1">R26</text:span></text:p>
          </draw:text-box>
        </draw:frame>
        <draw:rect draw:style-name="gr1" draw:text-style-name="P1" draw:layer="layout" svg:width="1.778cm" svg:height="0.762cm" svg:x="15.224cm" svg:y="7.858cm">
          <text:p/>
        </draw:rect>
        <draw:frame draw:style-name="gr2" draw:text-style-name="P3" draw:layer="layout" svg:width="1.145cm" svg:height="0.645cm" svg:x="15.107cm" svg:y="7.975cm">
          <draw:text-box>
            <text:p text:style-name="P2"><text:span text:style-name="T1">R22</text:span></text:p>
          </draw:text-box>
        </draw:frame>
        <draw:frame draw:style-name="gr2" draw:text-style-name="P3" draw:layer="layout" svg:width="1.145cm" svg:height="0.645cm" svg:x="15.986cm" svg:y="7.975cm">
          <draw:text-box>
            <text:p text:style-name="P2"><text:span text:style-name="T1">R23</text:span></text:p>
          </draw:text-box>
        </draw:frame>
        <draw:line draw:style-name="gr9" draw:text-style-name="P1" draw:layer="layout" svg:x1="5.318cm" svg:y1="6.334cm" svg:x2="2.778cm" svg:y2="7.604cm">
          <text:p/>
        </draw:line>
        <draw:line draw:style-name="gr9" draw:text-style-name="P1" draw:layer="layout" svg:x1="6.588cm" svg:y1="6.334cm" svg:x2="5.064cm" svg:y2="7.604cm">
          <text:p/>
        </draw:line>
        <draw:line draw:style-name="gr9" draw:text-style-name="P1" draw:layer="layout" svg:x1="8.112cm" svg:y1="6.334cm" svg:x2="6.842cm" svg:y2="7.604cm">
          <text:p/>
        </draw:line>
        <draw:line draw:style-name="gr9" draw:text-style-name="P1" draw:layer="layout" svg:x1="9.382cm" svg:y1="6.334cm" svg:x2="9.382cm" svg:y2="7.604cm">
          <text:p/>
        </draw:line>
        <draw:line draw:style-name="gr9" draw:text-style-name="P1" draw:layer="layout" svg:x1="10.652cm" svg:y1="6.334cm" svg:x2="11.922cm" svg:y2="7.604cm">
          <text:p/>
        </draw:line>
        <draw:line draw:style-name="gr9" draw:text-style-name="P1" draw:layer="layout" svg:x1="11.668cm" svg:y1="6.334cm" svg:x2="13.954cm" svg:y2="7.604cm">
          <text:p/>
        </draw:line>
        <draw:line draw:style-name="gr9" draw:text-style-name="P1" draw:layer="layout" svg:x1="13.192cm" svg:y1="6.334cm" svg:x2="15.986cm" svg:y2="7.604cm">
          <text:p/>
        </draw:line>
        <draw:line draw:style-name="gr9" draw:text-style-name="P1" draw:layer="layout" svg:x1="14.462cm" svg:y1="6.334cm" svg:x2="18.018cm" svg:y2="7.604cm">
          <text:p/>
        </draw:line>
        <draw:frame draw:style-name="gr2" draw:layer="layout" svg:width="13.359cm" svg:height="0.962cm" svg:x="3.286cm" svg:y="11.214cm">
          <draw:text-box>
            <text:p text:style-name="P2">The above should be saved as “indextree.gif”.</text:p>
          </draw:text-box>
        </draw:frame>
      </draw:page>
      <draw:page draw:name="page5" draw:style-name="dp1" draw:master-page-name="Default">
        <office:forms form:automatic-focus="false" form:apply-design-mode="false"/>
        <draw:rect draw:style-name="gr1" draw:text-style-name="P1" draw:layer="layout" svg:width="13.335cm" svg:height="0.635cm" svg:x="4.175cm" svg:y="3.541cm">
          <text:p/>
        </draw:rect>
        <draw:frame draw:style-name="gr2" draw:text-style-name="P3" draw:layer="layout" svg:width="3.461cm" svg:height="0.645cm" svg:x="4.185cm" svg:y="3.531cm">
          <draw:text-box>
            <text:p text:style-name="P2"><text:span text:style-name="T1">Child page number</text:span></text:p>
          </draw:text-box>
        </draw:frame>
        <draw:line draw:style-name="gr3" draw:text-style-name="P1" draw:layer="layout" svg:x1="7.604cm" svg:y1="3.54cm" svg:x2="7.604cm" svg:y2="4.175cm">
          <text:p/>
        </draw:line>
        <draw:frame draw:style-name="gr2" draw:text-style-name="P3" draw:layer="layout" svg:width="2.415cm" svg:height="0.645cm" svg:x="7.604cm" svg:y="3.54cm">
          <draw:text-box>
            <text:p text:style-name="P2"><text:span text:style-name="T1">Record Size</text:span></text:p>
          </draw:text-box>
        </draw:frame>
        <draw:line draw:style-name="gr3" draw:text-style-name="P1" draw:layer="layout" svg:x1="9.89cm" svg:y1="3.541cm" svg:x2="9.89cm" svg:y2="4.176cm">
          <text:p/>
        </draw:line>
        <draw:frame draw:style-name="gr10" draw:text-style-name="P4" draw:layer="layout" svg:width="3.707cm" svg:height="1.039cm" svg:x="4.048cm" svg:y="4.279cm">
          <draw:text-box>
            <text:p text:style-name="P2"><text:span text:style-name="T1">4 bytes (not present </text:span></text:p>
            <text:p text:style-name="P2"><text:span text:style-name="T1">for leaf pages)</text:span></text:p>
          </draw:text-box>
        </draw:frame>
        <draw:frame draw:style-name="gr2" draw:text-style-name="P3" draw:layer="layout" svg:width="1.95cm" svg:height="0.645cm" svg:x="7.858cm" svg:y="2.895cm">
          <draw:text-box>
            <text:p text:style-name="P2"><text:span text:style-name="T1">1-9 bytes</text:span></text:p>
          </draw:text-box>
        </draw:frame>
        <draw:frame draw:style-name="gr2" draw:text-style-name="P3" draw:layer="layout" svg:width="6.53cm" svg:height="1.039cm" svg:x="10.967cm" svg:y="4.279cm">
          <draw:text-box>
            <text:p text:style-name="P2"><text:span text:style-name="T2">record-size</text:span><text:span text:style-name="T1"> bytes, where </text:span><text:span text:style-name="T2">record-size</text:span><text:span text:style-name="T1"> is</text:span></text:p>
            <text:p text:style-name="P2"><text:span text:style-name="T1">the value stored in the previous field.</text:span></text:p>
          </draw:text-box>
        </draw:frame>
        <draw:frame draw:style-name="gr2" draw:text-style-name="P3" draw:layer="layout" svg:width="3.237cm" svg:height="0.645cm" svg:x="11.668cm" svg:y="3.54cm">
          <draw:text-box>
            <text:p text:style-name="P2"><text:span text:style-name="T1">Database Record</text:span></text:p>
          </draw:text-box>
        </draw:frame>
        <draw:frame draw:style-name="gr2" draw:layer="layout" svg:width="15.471cm" svg:height="0.962cm" svg:x="3.529cm" svg:y="8.874cm">
          <draw:text-box>
            <text:p text:style-name="P2">The above should be saved as “indexshortrecord.gif”.</text:p>
          </draw:text-box>
        </draw:frame>
      </draw:page>
      <draw:page draw:name="page6" draw:style-name="dp1" draw:master-page-name="Default">
        <office:forms form:automatic-focus="false" form:apply-design-mode="false"/>
        <draw:rect draw:style-name="gr1" draw:text-style-name="P1" draw:layer="layout" svg:width="15.366cm" svg:height="0.635cm" svg:x="3.16cm" svg:y="3.424cm">
          <text:p/>
        </draw:rect>
        <draw:frame draw:style-name="gr2" draw:text-style-name="P3" draw:layer="layout" svg:width="3.461cm" svg:height="0.645cm" svg:x="3.17cm" svg:y="3.414cm">
          <draw:text-box>
            <text:p text:style-name="P2"><text:span text:style-name="T1">Child page number</text:span></text:p>
          </draw:text-box>
        </draw:frame>
        <draw:line draw:style-name="gr3" draw:text-style-name="P1" draw:layer="layout" svg:x1="6.589cm" svg:y1="3.423cm" svg:x2="6.589cm" svg:y2="4.058cm">
          <text:p/>
        </draw:line>
        <draw:frame draw:style-name="gr2" draw:text-style-name="P3" draw:layer="layout" svg:width="2.415cm" svg:height="0.645cm" svg:x="6.589cm" svg:y="3.423cm">
          <draw:text-box>
            <text:p text:style-name="P2"><text:span text:style-name="T1">Record Size</text:span></text:p>
          </draw:text-box>
        </draw:frame>
        <draw:line draw:style-name="gr3" draw:text-style-name="P1" draw:layer="layout" svg:x1="8.875cm" svg:y1="3.424cm" svg:x2="8.875cm" svg:y2="4.059cm">
          <text:p/>
        </draw:line>
        <draw:frame draw:style-name="gr10" draw:text-style-name="P4" draw:layer="layout" svg:width="3.707cm" svg:height="1.039cm" svg:x="3.033cm" svg:y="4.162cm">
          <draw:text-box>
            <text:p text:style-name="P2"><text:span text:style-name="T1">4 bytes (not present </text:span></text:p>
            <text:p text:style-name="P2"><text:span text:style-name="T1">for leaf pages)</text:span></text:p>
          </draw:text-box>
        </draw:frame>
        <draw:frame draw:style-name="gr2" draw:text-style-name="P3" draw:layer="layout" svg:width="1.95cm" svg:height="0.645cm" svg:x="6.843cm" svg:y="2.778cm">
          <draw:text-box>
            <text:p text:style-name="P2"><text:span text:style-name="T1">1-9 bytes</text:span></text:p>
          </draw:text-box>
        </draw:frame>
        <draw:frame draw:style-name="gr2" draw:text-style-name="P3" draw:layer="layout" svg:width="5.621cm" svg:height="1.039cm" svg:x="8.964cm" svg:y="4.161cm">
          <draw:text-box>
            <text:p text:style-name="P2"><text:span text:style-name="T2">local-size</text:span><text:span text:style-name="T1"> bytes, where </text:span><text:span text:style-name="T2">local-size</text:span></text:p>
            <text:p text:style-name="P2"><text:span text:style-name="T1">is calculated as defined below.</text:span></text:p>
          </draw:text-box>
        </draw:frame>
        <draw:frame draw:style-name="gr2" draw:text-style-name="P3" draw:layer="layout" svg:width="4.232cm" svg:height="0.645cm" svg:x="9.636cm" svg:y="3.422cm">
          <draw:text-box>
            <text:p text:style-name="P2"><text:span text:style-name="T1">Database Record Prefix</text:span></text:p>
          </draw:text-box>
        </draw:frame>
        <draw:frame draw:style-name="gr2" draw:layer="layout" svg:width="15.255cm" svg:height="0.962cm" svg:x="3.53cm" svg:y="8.875cm">
          <draw:text-box>
            <text:p text:style-name="P2">The above should be saved as “indexlongrecord.gif”.</text:p>
          </draw:text-box>
        </draw:frame>
        <draw:line draw:style-name="gr3" draw:text-style-name="P1" draw:layer="layout" svg:x1="14.462cm" svg:y1="3.422cm" svg:x2="14.462cm" svg:y2="4.057cm">
          <text:p/>
        </draw:line>
        <draw:frame draw:style-name="gr2" draw:text-style-name="P3" draw:layer="layout" svg:width="4.054cm" svg:height="0.645cm" svg:x="14.462cm" svg:y="3.422cm">
          <draw:text-box>
            <text:p text:style-name="P2"><text:span text:style-name="T1">Overflow page number</text:span></text:p>
          </draw:text-box>
        </draw:frame>
        <draw:frame draw:style-name="gr10" draw:text-style-name="P4" draw:layer="layout" svg:width="1.637cm" svg:height="0.785cm" svg:x="15.649cm" svg:y="2.755cm">
          <draw:text-box>
            <text:p text:style-name="P2"><text:span text:style-name="T1">4 bytes</text:span></text:p>
          </draw:text-box>
        </draw:frame>
      </draw:page>
      <draw:page draw:name="page7" draw:style-name="dp1" draw:master-page-name="Default">
        <office:forms form:automatic-focus="false" form:apply-design-mode="false"/>
        <draw:g>
          <draw:rect draw:style-name="gr11" draw:text-style-name="P7" draw:layer="layout" svg:width="1.524cm" svg:height="0.762cm" svg:x="9.382cm" svg:y="3.794cm">
            <text:p text:style-name="P6"><text:span text:style-name="T5">8</text:span></text:p>
          </draw:rect>
          <draw:line draw:style-name="gr3" draw:text-style-name="P1" draw:layer="layout" svg:x1="9.636cm" svg:y1="3.794cm" svg:x2="9.636cm" svg:y2="4.556cm">
            <text:p/>
          </draw:line>
          <draw:line draw:style-name="gr3" draw:text-style-name="P1" draw:layer="layout" svg:x1="10.652cm" svg:y1="3.794cm" svg:x2="10.652cm" svg:y2="4.556cm">
            <text:p/>
          </draw:line>
        </draw:g>
        <draw:rect draw:style-name="gr11" draw:text-style-name="P7" draw:layer="layout" svg:width="4.318cm" svg:height="0.762cm" svg:x="0.238cm" svg:y="7.858cm">
          <text:p text:style-name="P6"><text:span text:style-name="T5">1,R1 <text:s text:c="2"/>2,R2 <text:s text:c="2"/>3,R3 <text:s text:c="2"/>4,R4</text:span></text:p>
        </draw:rect>
        <draw:line draw:style-name="gr9" draw:text-style-name="P1" draw:layer="layout" svg:x1="3.54cm" svg:y1="6.588cm" svg:x2="2.524cm" svg:y2="7.604cm">
          <text:p/>
        </draw:line>
        <draw:line draw:style-name="gr9" draw:text-style-name="P1" draw:layer="layout" svg:x1="4.556cm" svg:y1="6.588cm" svg:x2="5.826cm" svg:y2="7.604cm">
          <text:p/>
        </draw:line>
        <draw:frame draw:style-name="gr2" draw:layer="layout" svg:width="13.219cm" svg:height="0.962cm" svg:x="3.287cm" svg:y="11.214cm">
          <draw:text-box>
            <text:p text:style-name="P2">The above should be saved as “tabletree.gif”.</text:p>
          </draw:text-box>
        </draw:frame>
        <draw:rect draw:style-name="gr11" draw:text-style-name="P7" draw:layer="layout" svg:width="2.286cm" svg:height="0.762cm" svg:x="4.81cm" svg:y="7.858cm">
          <text:p text:style-name="P6"><text:span text:style-name="T5">5,R5 <text:s text:c="2"/>6,R6</text:span></text:p>
        </draw:rect>
        <draw:rect draw:style-name="gr11" draw:text-style-name="P7" draw:layer="layout" svg:width="2.286cm" svg:height="0.762cm" svg:x="7.35cm" svg:y="7.858cm">
          <text:p text:style-name="P6"><text:span text:style-name="T5">7,R7 <text:s text:c="2"/>8,R8</text:span></text:p>
        </draw:rect>
        <draw:g>
          <draw:rect draw:style-name="gr11" draw:text-style-name="P7" draw:layer="layout" svg:width="2.286cm" svg:height="0.762cm" svg:x="3.54cm" svg:y="5.826cm">
            <text:p text:style-name="P6"><text:span text:style-name="T5">4 <text:s text:c="8"/>6</text:span></text:p>
          </draw:rect>
          <draw:line draw:style-name="gr3" draw:text-style-name="P1" draw:layer="layout" svg:x1="5.572cm" svg:y1="5.826cm" svg:x2="5.572cm" svg:y2="6.588cm">
            <text:p/>
          </draw:line>
          <draw:line draw:style-name="gr3" draw:text-style-name="P1" draw:layer="layout" svg:x1="4.556cm" svg:y1="5.826cm" svg:x2="4.556cm" svg:y2="6.588cm">
            <text:p/>
          </draw:line>
          <draw:line draw:style-name="gr3" draw:text-style-name="P1" draw:layer="layout" svg:x1="4.81cm" svg:y1="5.826cm" svg:x2="4.81cm" svg:y2="6.588cm">
            <text:p/>
          </draw:line>
          <draw:line draw:style-name="gr3" draw:text-style-name="P1" draw:layer="layout" svg:x1="3.794cm" svg:y1="5.826cm" svg:x2="3.794cm" svg:y2="6.588cm">
            <text:p/>
          </draw:line>
        </draw:g>
        <draw:line draw:style-name="gr9" draw:text-style-name="P1" draw:layer="layout" svg:x1="5.826cm" svg:y1="6.588cm" svg:x2="8.112cm" svg:y2="7.604cm">
          <text:p/>
        </draw:line>
        <draw:line draw:style-name="gr9" draw:text-style-name="P1" draw:layer="layout" svg:x1="9.382cm" svg:y1="4.556cm" svg:x2="5.572cm" svg:y2="5.572cm">
          <text:p/>
        </draw:line>
        <draw:rect draw:style-name="gr11" draw:text-style-name="P7" draw:layer="layout" svg:width="2.794cm" svg:height="0.762cm" svg:x="9.89cm" svg:y="7.858cm">
          <text:p text:style-name="P6"><text:span text:style-name="T5">9,R9 <text:s text:c="2"/>10,R10</text:span></text:p>
        </draw:rect>
        <draw:rect draw:style-name="gr11" draw:text-style-name="P7" draw:layer="layout" svg:width="4.318cm" svg:height="0.762cm" svg:x="12.938cm" svg:y="7.858cm">
          <text:p text:style-name="P6"><text:span text:style-name="T5">11,R11 <text:s text:c="2"/>12,R12 <text:s text:c="2"/>13,R13</text:span></text:p>
        </draw:rect>
        <draw:rect draw:style-name="gr11" draw:text-style-name="P7" draw:layer="layout" svg:width="2.794cm" svg:height="0.762cm" svg:x="17.51cm" svg:y="7.858cm">
          <text:p text:style-name="P6"><text:span text:style-name="T5">14,R14 <text:s text:c="2"/>15,R15</text:span></text:p>
        </draw:rect>
        <draw:g>
          <draw:rect draw:style-name="gr11" draw:text-style-name="P7" draw:layer="layout" svg:width="2.286cm" svg:height="0.762cm" svg:x="13.192cm" svg:y="5.826cm">
            <text:p text:style-name="P6"><text:span text:style-name="T5">10 <text:s text:c="5"/>13</text:span></text:p>
          </draw:rect>
          <draw:line draw:style-name="gr3" draw:text-style-name="P1" draw:layer="layout" svg:x1="15.224cm" svg:y1="5.826cm" svg:x2="15.224cm" svg:y2="6.588cm">
            <text:p/>
          </draw:line>
          <draw:line draw:style-name="gr3" draw:text-style-name="P1" draw:layer="layout" svg:x1="14.208cm" svg:y1="5.826cm" svg:x2="14.208cm" svg:y2="6.588cm">
            <text:p/>
          </draw:line>
          <draw:line draw:style-name="gr3" draw:text-style-name="P1" draw:layer="layout" svg:x1="14.462cm" svg:y1="5.826cm" svg:x2="14.462cm" svg:y2="6.588cm">
            <text:p/>
          </draw:line>
          <draw:line draw:style-name="gr3" draw:text-style-name="P1" draw:layer="layout" svg:x1="13.446cm" svg:y1="5.826cm" svg:x2="13.446cm" svg:y2="6.588cm">
            <text:p/>
          </draw:line>
        </draw:g>
        <draw:line draw:style-name="gr9" draw:text-style-name="P1" draw:layer="layout" svg:x1="10.906cm" svg:y1="4.556cm" svg:x2="13.954cm" svg:y2="5.572cm">
          <text:p/>
        </draw:line>
        <draw:line draw:style-name="gr9" draw:text-style-name="P1" draw:layer="layout" svg:x1="13.192cm" svg:y1="6.588cm" svg:x2="11.668cm" svg:y2="7.604cm">
          <text:p/>
        </draw:line>
        <draw:line draw:style-name="gr9" draw:text-style-name="P1" draw:layer="layout" svg:x1="14.462cm" svg:y1="6.588cm" svg:x2="14.97cm" svg:y2="7.604cm">
          <text:p/>
        </draw:line>
        <draw:line draw:style-name="gr9" draw:text-style-name="P1" draw:layer="layout" svg:x1="15.478cm" svg:y1="6.588cm" svg:x2="18.526cm" svg:y2="7.604cm">
          <text:p/>
        </draw:line>
      </draw:page>
      <draw:page draw:name="page8" draw:style-name="dp1" draw:master-page-name="Default">
        <office:forms form:automatic-focus="false" form:apply-design-mode="false"/>
        <draw:rect draw:style-name="gr1" draw:text-style-name="P1" draw:layer="layout" svg:width="5.968cm" svg:height="0.635cm" svg:x="4.176cm" svg:y="3.542cm">
          <text:p/>
        </draw:rect>
        <draw:frame draw:style-name="gr2" draw:text-style-name="P3" draw:layer="layout" svg:width="3.461cm" svg:height="0.645cm" svg:x="4.186cm" svg:y="3.532cm">
          <draw:text-box>
            <text:p text:style-name="P2"><text:span text:style-name="T1">Child page number</text:span></text:p>
          </draw:text-box>
        </draw:frame>
        <draw:line draw:style-name="gr3" draw:text-style-name="P1" draw:layer="layout" svg:x1="7.605cm" svg:y1="3.541cm" svg:x2="7.605cm" svg:y2="4.176cm">
          <text:p/>
        </draw:line>
        <draw:frame draw:style-name="gr2" draw:text-style-name="P3" draw:layer="layout" svg:width="2.585cm" svg:height="0.645cm" svg:x="7.605cm" svg:y="3.541cm">
          <draw:text-box>
            <text:p text:style-name="P2"><text:span text:style-name="T1">Integer Value</text:span></text:p>
          </draw:text-box>
        </draw:frame>
        <draw:frame draw:style-name="gr10" draw:text-style-name="P4" draw:layer="layout" svg:width="1.637cm" svg:height="0.785cm" svg:x="5.064cm" svg:y="4.302cm">
          <draw:text-box>
            <text:p text:style-name="P2"><text:span text:style-name="T1">4 bytes</text:span></text:p>
          </draw:text-box>
        </draw:frame>
        <draw:frame draw:style-name="gr2" draw:text-style-name="P3" draw:layer="layout" svg:width="1.95cm" svg:height="0.645cm" svg:x="7.858cm" svg:y="4.302cm">
          <draw:text-box>
            <text:p text:style-name="P2"><text:span text:style-name="T1">1-9 bytes</text:span></text:p>
          </draw:text-box>
        </draw:frame>
        <draw:frame draw:style-name="gr2" draw:layer="layout" svg:width="14.48cm" svg:height="0.962cm" svg:x="3.53cm" svg:y="8.875cm">
          <draw:text-box>
            <text:p text:style-name="P2">The above should be saved as “tablenodecell.gif”.</text:p>
          </draw:text-box>
        </draw:frame>
      </draw:page>
      <draw:page draw:name="page9" draw:style-name="dp1" draw:master-page-name="Default">
        <office:forms form:automatic-focus="false" form:apply-design-mode="false"/>
        <draw:rect draw:style-name="gr1" draw:text-style-name="P1" draw:layer="layout" svg:width="9.181cm" svg:height="0.635cm" svg:x="5.9cm" svg:y="3.464cm">
          <text:p/>
        </draw:rect>
        <draw:frame draw:style-name="gr2" draw:text-style-name="P3" draw:layer="layout" svg:width="2.098cm" svg:height="0.645cm" svg:x="8.874cm" svg:y="3.477cm">
          <draw:text-box>
            <text:p text:style-name="P2"><text:span text:style-name="T1">Key Value</text:span></text:p>
          </draw:text-box>
        </draw:frame>
        <draw:frame draw:style-name="gr2" draw:text-style-name="P3" draw:layer="layout" svg:width="1.95cm" svg:height="0.645cm" svg:x="6.298cm" svg:y="4.224cm">
          <draw:text-box>
            <text:p text:style-name="P2"><text:span text:style-name="T1">1-9 bytes</text:span></text:p>
          </draw:text-box>
        </draw:frame>
        <draw:frame draw:style-name="gr2" draw:layer="layout" svg:width="15.331cm" svg:height="0.962cm" svg:x="3.531cm" svg:y="8.876cm">
          <draw:text-box>
            <text:p text:style-name="P2">The above should be saved as “tableshortrecord.gif”.</text:p>
          </draw:text-box>
        </draw:frame>
        <draw:frame draw:style-name="gr7" draw:text-style-name="P4" draw:layer="layout" svg:width="2.415cm" svg:height="0.645cm" svg:x="6.207cm" svg:y="3.53cm">
          <draw:text-box>
            <text:p text:style-name="P2"><text:span text:style-name="T1">Record Size</text:span></text:p>
          </draw:text-box>
        </draw:frame>
        <draw:line draw:style-name="gr3" draw:text-style-name="P1" draw:layer="layout" svg:x1="8.583cm" svg:y1="3.461cm" svg:x2="8.583cm" svg:y2="4.096cm">
          <text:p/>
        </draw:line>
        <draw:line draw:style-name="gr3" draw:text-style-name="P1" draw:layer="layout" svg:x1="11.377cm" svg:y1="3.461cm" svg:x2="11.377cm" svg:y2="4.096cm">
          <text:p/>
        </draw:line>
        <draw:frame draw:style-name="gr2" draw:text-style-name="P3" draw:layer="layout" svg:width="3.237cm" svg:height="0.645cm" svg:x="11.631cm" svg:y="3.461cm">
          <draw:text-box>
            <text:p text:style-name="P2"><text:span text:style-name="T1">Database Record</text:span></text:p>
          </draw:text-box>
        </draw:frame>
        <draw:frame draw:style-name="gr2" draw:text-style-name="P3" draw:layer="layout" svg:width="1.95cm" svg:height="0.645cm" svg:x="8.953cm" svg:y="4.223cm">
          <draw:text-box>
            <text:p text:style-name="P2"><text:span text:style-name="T1">1-9 bytes</text:span></text:p>
          </draw:text-box>
        </draw:frame>
        <draw:frame draw:style-name="gr2" draw:text-style-name="P3" draw:layer="layout" svg:width="3.322cm" svg:height="0.645cm" svg:x="11.647cm" svg:y="4.223cm">
          <draw:text-box>
            <text:p text:style-name="P2"><text:span text:style-name="T2">Record-size</text:span><text:span text:style-name="T1"> bytes</text:span></text:p>
          </draw:text-box>
        </draw:frame>
      </draw:page>
      <draw:page draw:name="page10" draw:style-name="dp1" draw:master-page-name="Default">
        <office:forms form:automatic-focus="false" form:apply-design-mode="false"/>
        <draw:rect draw:style-name="gr1" draw:text-style-name="P1" draw:layer="layout" svg:width="14.356cm" svg:height="0.635cm" svg:x="3.546cm" svg:y="3.778cm">
          <text:p/>
        </draw:rect>
        <draw:frame draw:style-name="gr2" draw:text-style-name="P3" draw:layer="layout" svg:width="2.098cm" svg:height="0.645cm" svg:x="6.45cm" svg:y="3.794cm">
          <draw:text-box>
            <text:p text:style-name="P2"><text:span text:style-name="T1">Key Value</text:span></text:p>
          </draw:text-box>
        </draw:frame>
        <draw:frame draw:style-name="gr2" draw:text-style-name="P3" draw:layer="layout" svg:width="1.95cm" svg:height="0.645cm" svg:x="3.804cm" svg:y="4.538cm">
          <draw:text-box>
            <text:p text:style-name="P2"><text:span text:style-name="T1">1-9 bytes</text:span></text:p>
          </draw:text-box>
        </draw:frame>
        <draw:frame draw:style-name="gr2" draw:layer="layout" svg:width="15.115cm" svg:height="0.962cm" svg:x="3.532cm" svg:y="8.877cm">
          <draw:text-box>
            <text:p text:style-name="P2">The above should be saved as “tablelongrecord.gif”.</text:p>
          </draw:text-box>
        </draw:frame>
        <draw:frame draw:style-name="gr2" draw:text-style-name="P3" draw:layer="layout" svg:width="2.415cm" svg:height="0.645cm" svg:x="3.571cm" svg:y="3.784cm">
          <draw:text-box>
            <text:p text:style-name="P2"><text:span text:style-name="T1">Record Size</text:span></text:p>
          </draw:text-box>
        </draw:frame>
        <draw:line draw:style-name="gr3" draw:text-style-name="P1" draw:layer="layout" svg:x1="6.089cm" svg:y1="3.775cm" svg:x2="6.089cm" svg:y2="4.41cm">
          <text:p/>
        </draw:line>
        <draw:line draw:style-name="gr3" draw:text-style-name="P1" draw:layer="layout" svg:x1="8.883cm" svg:y1="3.775cm" svg:x2="8.883cm" svg:y2="4.41cm">
          <text:p/>
        </draw:line>
        <draw:frame draw:style-name="gr2" draw:text-style-name="P3" draw:layer="layout" svg:width="1.95cm" svg:height="0.645cm" svg:x="6.459cm" svg:y="4.537cm">
          <draw:text-box>
            <text:p text:style-name="P2"><text:span text:style-name="T1">1-9 bytes</text:span></text:p>
          </draw:text-box>
        </draw:frame>
        <draw:frame draw:style-name="gr12" draw:text-style-name="P4" draw:layer="layout" svg:width="4.939cm" svg:height="1.433cm" svg:x="8.846cm" svg:y="4.534cm">
          <draw:text-box>
            <text:p text:style-name="P2"><text:span text:style-name="T2">local-size</text:span><text:span text:style-name="T1"> bytes, where</text:span><text:span text:style-name="T2"> local-size</text:span><text:span text:style-name="T1"> is as defined above</text:span></text:p>
          </draw:text-box>
        </draw:frame>
        <draw:frame draw:style-name="gr2" draw:text-style-name="P3" draw:layer="layout" svg:width="4.232cm" svg:height="0.645cm" svg:x="9.012cm" svg:y="3.799cm">
          <draw:text-box>
            <text:p text:style-name="P2"><text:span text:style-name="T1">Database Record Prefix</text:span></text:p>
          </draw:text-box>
        </draw:frame>
        <draw:frame draw:style-name="gr2" draw:text-style-name="P3" draw:layer="layout" svg:width="4.054cm" svg:height="0.645cm" svg:x="13.838cm" svg:y="3.799cm">
          <draw:text-box>
            <text:p text:style-name="P2"><text:span text:style-name="T1">Overflow page number</text:span></text:p>
          </draw:text-box>
        </draw:frame>
        <draw:frame draw:style-name="gr10" draw:text-style-name="P4" draw:layer="layout" svg:width="1.637cm" svg:height="0.785cm" svg:x="14.854cm" svg:y="4.538cm">
          <draw:text-box>
            <text:p text:style-name="P2"><text:span text:style-name="T1">4 bytes</text:span></text:p>
          </draw:text-box>
        </draw:frame>
        <draw:line draw:style-name="gr3" draw:text-style-name="P1" draw:layer="layout" svg:x1="13.566cm" svg:y1="3.776cm" svg:x2="13.566cm" svg:y2="4.411cm">
          <text:p/>
        </draw:line>
      </draw:page>
      <draw:page draw:name="page11" draw:style-name="dp1" draw:master-page-name="Default">
        <office:forms form:automatic-focus="false" form:apply-design-mode="false"/>
        <draw:rect draw:style-name="gr1" draw:text-style-name="P1" draw:layer="layout" svg:width="14.356cm" svg:height="0.635cm" svg:x="3.546cm" svg:y="3.778cm">
          <text:p/>
        </draw:rect>
        <draw:frame draw:style-name="gr2" draw:text-style-name="P3" draw:layer="layout" svg:width="4.913cm" svg:height="0.645cm" svg:x="3.584cm" svg:y="3.774cm">
          <draw:text-box>
            <text:p text:style-name="P2"><text:span text:style-name="T1">Next Overflow Page number</text:span></text:p>
          </draw:text-box>
        </draw:frame>
        <draw:line draw:style-name="gr3" draw:text-style-name="P1" draw:layer="layout" svg:x1="8.407cm" svg:y1="3.775cm" svg:x2="8.407cm" svg:y2="4.41cm">
          <text:p/>
        </draw:line>
        <draw:frame draw:style-name="gr10" draw:text-style-name="P4" draw:layer="layout" svg:width="1.637cm" svg:height="0.785cm" svg:x="4.905cm" svg:y="4.512cm">
          <draw:text-box>
            <text:p text:style-name="P2"><text:span text:style-name="T1">4 bytes</text:span></text:p>
          </draw:text-box>
        </draw:frame>
        <draw:frame draw:style-name="gr2" draw:text-style-name="P3" draw:layer="layout" svg:width="2.475cm" svg:height="0.645cm" svg:x="8.531cm" svg:y="3.775cm">
          <draw:text-box>
            <text:p text:style-name="P2"><text:span text:style-name="T1">Record Data</text:span></text:p>
          </draw:text-box>
        </draw:frame>
        <draw:frame draw:style-name="gr2" draw:layer="layout" svg:width="8.393cm" svg:height="0.962cm" svg:x="5.86cm" svg:y="7.818cm">
          <draw:text-box>
            <text:p text:style-name="P2">Export as “overflowpage.gif”</text:p>
          </draw:text-box>
        </draw:frame>
        <draw:frame draw:style-name="gr10" draw:text-style-name="P4" draw:layer="layout" svg:width="3.211cm" svg:height="0.785cm" svg:x="10.064cm" svg:y="4.488cm">
          <draw:text-box>
            <text:p text:style-name="P2"><text:span text:style-name="T1">Remaining space</text:span></text:p>
          </draw:text-box>
        </draw:frame>
      </draw:page>
      <draw:page draw:name="page12" draw:style-name="dp1" draw:master-page-name="Default">
        <office:forms form:automatic-focus="false" form:apply-design-mode="false"/>
        <draw:rect draw:style-name="gr1" draw:text-style-name="P1" draw:layer="layout" svg:width="14.356cm" svg:height="0.635cm" svg:x="3.546cm" svg:y="3.778cm">
          <text:p/>
        </draw:rect>
        <draw:frame draw:style-name="gr2" draw:text-style-name="P3" draw:layer="layout" svg:width="5.675cm" svg:height="0.645cm" svg:x="3.584cm" svg:y="3.774cm">
          <draw:text-box>
            <text:p text:style-name="P2"><text:span text:style-name="T1">Next Free-list trunk Page number</text:span></text:p>
          </draw:text-box>
        </draw:frame>
        <draw:line draw:style-name="gr3" draw:text-style-name="P1" draw:layer="layout" svg:x1="9.149cm" svg:y1="3.775cm" svg:x2="9.149cm" svg:y2="4.41cm">
          <text:p/>
        </draw:line>
        <draw:frame draw:style-name="gr10" draw:text-style-name="P4" draw:layer="layout" svg:width="1.637cm" svg:height="0.785cm" svg:x="4.905cm" svg:y="4.512cm">
          <draw:text-box>
            <text:p text:style-name="P2"><text:span text:style-name="T1">4 bytes</text:span></text:p>
          </draw:text-box>
        </draw:frame>
        <draw:frame draw:style-name="gr2" draw:text-style-name="P3" draw:layer="layout" svg:width="4.304cm" svg:height="0.645cm" svg:x="9.273cm" svg:y="3.801cm">
          <draw:text-box>
            <text:p text:style-name="P2"><text:span text:style-name="T1">Leaf page number count</text:span></text:p>
          </draw:text-box>
        </draw:frame>
        <draw:frame draw:style-name="gr2" draw:layer="layout" svg:width="7.902cm" svg:height="0.962cm" svg:x="5.86cm" svg:y="7.818cm">
          <draw:text-box>
            <text:p text:style-name="P2">Export as “freelistpage.gif”</text:p>
          </draw:text-box>
        </draw:frame>
        <draw:frame draw:style-name="gr10" draw:text-style-name="P4" draw:layer="layout" svg:width="3.211cm" svg:height="0.785cm" svg:x="14.509cm" svg:y="4.515cm">
          <draw:text-box>
            <text:p text:style-name="P2"><text:span text:style-name="T1">Remaining space</text:span></text:p>
          </draw:text-box>
        </draw:frame>
        <draw:line draw:style-name="gr3" draw:text-style-name="P1" draw:layer="layout" svg:x1="13.594cm" svg:y1="3.776cm" svg:x2="13.594cm" svg:y2="4.411cm">
          <text:p/>
        </draw:line>
        <draw:frame draw:style-name="gr10" draw:text-style-name="P4" draw:layer="layout" svg:width="1.637cm" svg:height="0.785cm" svg:x="10.463cm" svg:y="4.487cm">
          <draw:text-box>
            <text:p text:style-name="P2"><text:span text:style-name="T1">4 bytes</text:span></text:p>
          </draw:text-box>
        </draw:frame>
        <draw:frame draw:style-name="gr2" draw:text-style-name="P3" draw:layer="layout" svg:width="3.525cm" svg:height="0.645cm" svg:x="13.719cm" svg:y="3.801cm">
          <draw:text-box>
            <text:p text:style-name="P2"><text:span text:style-name="T1">Leaf page numbers</text:span></text:p>
          </draw:text-box>
        </draw:frame>
      </draw:page>
      <draw:page draw:name="page13" draw:style-name="dp1" draw:master-page-name="Default">
        <office:forms form:automatic-focus="false" form:apply-design-mode="false"/>
        <draw:frame draw:style-name="gr2" draw:text-style-name="P8" draw:layer="layout" svg:width="2.293cm" svg:height="0.806cm" svg:x="4.937cm" svg:y="2.524cm">
          <draw:text-box>
            <text:p text:style-name="P2"><text:span text:style-name="T6">Table t1</text:span></text:p>
          </draw:text-box>
        </draw:frame>
        <draw:frame draw:style-name="gr2" draw:text-style-name="P8" draw:layer="layout" svg:width="2.242cm" svg:height="0.806cm" svg:x="14.335cm" svg:y="2.524cm">
          <draw:text-box>
            <text:p text:style-name="P2"><text:span text:style-name="T6">Index i1</text:span></text:p>
          </draw:text-box>
        </draw:frame>
        <draw:g>
          <draw:rect draw:style-name="gr11" draw:text-style-name="P7" draw:layer="layout" svg:width="0.937cm" svg:height="0.746cm" svg:x="2.397cm" svg:y="4.723cm">
            <text:p text:style-name="P6"><text:span text:style-name="T5">1</text:span></text:p>
          </draw:rect>
          <draw:rect draw:style-name="gr11" draw:text-style-name="P7" draw:layer="layout" svg:width="0.937cm" svg:height="0.746cm" svg:x="2.397cm" svg:y="5.755cm">
            <text:p text:style-name="P6"><text:span text:style-name="T5">2</text:span></text:p>
          </draw:rect>
          <draw:rect draw:style-name="gr11" draw:text-style-name="P7" draw:layer="layout" svg:width="0.937cm" svg:height="0.746cm" svg:x="2.397cm" svg:y="6.755cm">
            <text:p text:style-name="P6"><text:span text:style-name="T5">3</text:span></text:p>
          </draw:rect>
          <draw:rect draw:style-name="gr13" draw:text-style-name="P10" draw:layer="layout" svg:width="5.588cm" svg:height="0.746cm" svg:x="5.445cm" svg:y="4.723cm">
            <text:p text:style-name="P9"><text:span text:style-name="T5">Record('triangle', 3, 180, 'green')</text:span></text:p>
          </draw:rect>
          <draw:rect draw:style-name="gr13" draw:text-style-name="P12" draw:layer="layout" svg:width="5.588cm" svg:height="0.746cm" svg:x="5.445cm" svg:y="5.739cm">
            <text:p text:style-name="P11"><text:span text:style-name="T5">Record('square', 4, 360, 'gold')</text:span></text:p>
          </draw:rect>
          <draw:rect draw:style-name="gr13" draw:text-style-name="P10" draw:layer="layout" svg:width="5.588cm" svg:height="0.746cm" svg:x="5.445cm" svg:y="6.771cm">
            <text:p text:style-name="P9"><text:span text:style-name="T5">Record('pentagon', 5, 540, 'grey')</text:span></text:p>
          </draw:rect>
          <draw:line draw:style-name="gr14" draw:text-style-name="P1" draw:layer="layout" svg:x1="3.921cm" svg:y1="5.104cm" svg:x2="4.937cm" svg:y2="5.104cm">
            <text:p/>
          </draw:line>
          <draw:line draw:style-name="gr14" draw:text-style-name="P1" draw:layer="layout" svg:x1="3.921cm" svg:y1="6.12cm" svg:x2="4.937cm" svg:y2="6.12cm">
            <text:p/>
          </draw:line>
          <draw:line draw:style-name="gr14" draw:text-style-name="P1" draw:layer="layout" svg:x1="3.921cm" svg:y1="7.136cm" svg:x2="4.937cm" svg:y2="7.136cm">
            <text:p/>
          </draw:line>
        </draw:g>
        <draw:g>
          <draw:rect draw:style-name="gr13" draw:text-style-name="P10" draw:layer="layout" svg:width="4.191cm" svg:height="0.746cm" svg:x="13.446cm" svg:y="4.723cm">
            <text:p text:style-name="P9"><text:span text:style-name="T5">Record('green', 180, 1)</text:span></text:p>
          </draw:rect>
          <draw:rect draw:style-name="gr13" draw:text-style-name="P12" draw:layer="layout" svg:width="4.191cm" svg:height="0.746cm" svg:x="13.446cm" svg:y="5.739cm">
            <text:p text:style-name="P11"><text:span text:style-name="T5">Record('gold', 360, 2)</text:span></text:p>
          </draw:rect>
          <draw:rect draw:style-name="gr13" draw:text-style-name="P10" draw:layer="layout" svg:width="4.191cm" svg:height="0.746cm" svg:x="13.446cm" svg:y="6.771cm">
            <text:p text:style-name="P9"><text:span text:style-name="T5">Record('grey', 540, 3)</text:span></text:p>
          </draw:rect>
        </draw:g>
        <draw:frame draw:style-name="gr2" draw:text-style-name="P13" draw:layer="layout" svg:width="1.446cm" svg:height="0.725cm" svg:x="2.397cm" svg:y="3.707cm">
          <draw:text-box>
            <text:p text:style-name="P2"><text:span text:style-name="T7">Keys</text:span></text:p>
          </draw:text-box>
        </draw:frame>
        <draw:frame draw:style-name="gr2" draw:text-style-name="P13" draw:layer="layout" svg:width="1.446cm" svg:height="0.725cm" svg:x="13.418cm" svg:y="3.707cm">
          <draw:text-box>
            <text:p text:style-name="P2"><text:span text:style-name="T7">Keys</text:span></text:p>
          </draw:text-box>
        </draw:frame>
        <draw:frame draw:style-name="gr2" draw:text-style-name="P13" draw:layer="layout" svg:width="3.999cm" svg:height="0.725cm" svg:x="5.485cm" svg:y="3.707cm">
          <draw:text-box>
            <text:p text:style-name="P2"><text:span text:style-name="T7">Associated Values</text:span></text:p>
          </draw:text-box>
        </draw:frame>
        <draw:frame draw:style-name="gr2" draw:layer="layout" svg:width="8.075cm" svg:height="0.962cm" svg:x="5.318cm" svg:y="11.922cm">
          <draw:text-box>
            <text:p text:style-name="P2">Export as “examplepop.gif”</text:p>
          </draw:text-box>
        </draw:frame>
      </draw:page>
      <draw:page draw:name="page14" draw:style-name="dp1" draw:master-page-name="Default">
        <office:forms form:automatic-focus="false" form:apply-design-mode="false"/>
        <draw:rect draw:style-name="gr1" draw:text-style-name="P1" draw:layer="layout" svg:width="13.075cm" svg:height="0.635cm" svg:x="3.546cm" svg:y="3.778cm">
          <text:p/>
        </draw:rect>
        <draw:frame draw:style-name="gr2" draw:text-style-name="P3" draw:layer="layout" svg:width="2.339cm" svg:height="0.645cm" svg:x="3.584cm" svg:y="3.774cm">
          <draw:text-box>
            <text:p text:style-name="P2"><text:span text:style-name="T1">header-size</text:span></text:p>
          </draw:text-box>
        </draw:frame>
        <draw:line draw:style-name="gr3" draw:text-style-name="P1" draw:layer="layout" svg:x1="5.826cm" svg:y1="3.794cm" svg:x2="5.826cm" svg:y2="4.429cm">
          <text:p/>
        </draw:line>
        <draw:frame draw:style-name="gr10" draw:text-style-name="P4" draw:layer="layout" svg:width="8.655cm" svg:height="0.785cm" svg:x="3.169cm" svg:y="4.533cm">
          <draw:text-box>
            <text:p text:style-name="P2"><text:span text:style-name="T1">Record header composed of variable length integers</text:span></text:p>
          </draw:text-box>
        </draw:frame>
        <draw:frame draw:style-name="gr2" draw:text-style-name="P3" draw:layer="layout" svg:width="1.577cm" svg:height="0.645cm" svg:x="5.826cm" svg:y="3.784cm">
          <draw:text-box>
            <text:p text:style-name="P2"><text:span text:style-name="T1">Type 1</text:span></text:p>
          </draw:text-box>
        </draw:frame>
        <draw:line draw:style-name="gr15" draw:text-style-name="P1" draw:layer="layout" svg:x1="11.287cm" svg:y1="3.794cm" svg:x2="11.287cm" svg:y2="4.429cm">
          <text:p/>
        </draw:line>
        <draw:frame draw:style-name="gr2" draw:text-style-name="P3" draw:layer="layout" svg:width="1.535cm" svg:height="0.645cm" svg:x="11.301cm" svg:y="3.784cm">
          <draw:text-box>
            <text:p text:style-name="P2"><text:span text:style-name="T1">Data 1</text:span></text:p>
          </draw:text-box>
        </draw:frame>
        <draw:frame draw:style-name="gr2" draw:text-style-name="P3" draw:layer="layout" svg:width="0.794cm" svg:height="0.645cm" svg:x="14.335cm" svg:y="3.784cm">
          <draw:text-box>
            <text:p text:style-name="P2"><text:span text:style-name="T1">...</text:span></text:p>
          </draw:text-box>
        </draw:frame>
        <draw:line draw:style-name="gr3" draw:text-style-name="P1" draw:layer="layout" svg:x1="7.35cm" svg:y1="3.794cm" svg:x2="7.35cm" svg:y2="4.429cm">
          <text:p/>
        </draw:line>
        <draw:line draw:style-name="gr3" draw:text-style-name="P1" draw:layer="layout" svg:x1="8.874cm" svg:y1="3.794cm" svg:x2="8.874cm" svg:y2="4.429cm">
          <text:p/>
        </draw:line>
        <draw:frame draw:style-name="gr2" draw:text-style-name="P3" draw:layer="layout" svg:width="1.577cm" svg:height="0.645cm" svg:x="7.35cm" svg:y="3.784cm">
          <draw:text-box>
            <text:p text:style-name="P2"><text:span text:style-name="T1">Type 2</text:span></text:p>
          </draw:text-box>
        </draw:frame>
        <draw:frame draw:style-name="gr2" draw:text-style-name="P3" draw:layer="layout" svg:width="0.794cm" svg:height="0.645cm" svg:x="8.874cm" svg:y="3.794cm">
          <draw:text-box>
            <text:p text:style-name="P2"><text:span text:style-name="T1">...</text:span></text:p>
          </draw:text-box>
        </draw:frame>
        <draw:line draw:style-name="gr3" draw:text-style-name="P1" draw:layer="layout" svg:x1="9.636cm" svg:y1="3.794cm" svg:x2="9.636cm" svg:y2="4.429cm">
          <text:p/>
        </draw:line>
        <draw:frame draw:style-name="gr2" draw:text-style-name="P3" draw:layer="layout" svg:width="1.637cm" svg:height="0.645cm" svg:x="9.625cm" svg:y="3.784cm">
          <draw:text-box>
            <text:p text:style-name="P2"><text:span text:style-name="T1">Type N</text:span></text:p>
          </draw:text-box>
        </draw:frame>
        <draw:frame draw:style-name="gr10" draw:text-style-name="P4" draw:layer="layout" svg:width="3.216cm" svg:height="0.785cm" svg:x="12.694cm" svg:y="3.009cm">
          <draw:text-box>
            <text:p text:style-name="P2"><text:span text:style-name="T1">Record data area</text:span></text:p>
          </draw:text-box>
        </draw:frame>
        <draw:frame draw:style-name="gr2" draw:text-style-name="P3" draw:layer="layout" svg:width="1.594cm" svg:height="0.645cm" svg:x="15.097cm" svg:y="3.794cm">
          <draw:text-box>
            <text:p text:style-name="P2"><text:span text:style-name="T1">Data N</text:span></text:p>
          </draw:text-box>
        </draw:frame>
        <draw:frame draw:style-name="gr2" draw:text-style-name="P3" draw:layer="layout" svg:width="1.535cm" svg:height="0.645cm" svg:x="12.825cm" svg:y="3.784cm">
          <draw:text-box>
            <text:p text:style-name="P2"><text:span text:style-name="T1">Data 2</text:span></text:p>
          </draw:text-box>
        </draw:frame>
        <draw:line draw:style-name="gr15" draw:text-style-name="P1" draw:layer="layout" svg:x1="15.097cm" svg:y1="3.794cm" svg:x2="15.097cm" svg:y2="4.429cm">
          <text:p/>
        </draw:line>
        <draw:line draw:style-name="gr15" draw:text-style-name="P1" draw:layer="layout" svg:x1="12.811cm" svg:y1="3.794cm" svg:x2="12.811cm" svg:y2="4.429cm">
          <text:p/>
        </draw:line>
        <draw:line draw:style-name="gr15" draw:text-style-name="P1" draw:layer="layout" svg:x1="14.335cm" svg:y1="3.794cm" svg:x2="14.335cm" svg:y2="4.429cm">
          <text:p/>
        </draw:line>
        <draw:frame draw:style-name="gr2" draw:layer="layout" svg:width="8.224cm" svg:height="0.962cm" svg:x="7.25cm" svg:y="7.658cm">
          <draw:text-box>
            <text:p text:style-name="P2">Export as “recordformat.gif”</text:p>
          </draw:text-box>
        </draw:frame>
      </draw:page>
      <draw:page draw:name="page15" draw:style-name="dp1" draw:master-page-name="Default">
        <office:forms form:automatic-focus="false" form:apply-design-mode="false"/>
        <draw:rect draw:style-name="gr1" draw:text-style-name="P1" draw:layer="layout" svg:width="6.529cm" svg:height="0.635cm" svg:x="5.901cm" svg:y="3.464cm">
          <text:p/>
        </draw:rect>
        <draw:frame draw:style-name="gr2" draw:text-style-name="P3" draw:layer="layout" svg:width="2.2cm" svg:height="0.645cm" svg:x="6.08cm" svg:y="3.53cm">
          <draw:text-box>
            <text:p text:style-name="P2"><text:span text:style-name="T1">Page Type</text:span></text:p>
          </draw:text-box>
        </draw:frame>
        <draw:frame draw:style-name="gr2" draw:text-style-name="P3" draw:layer="layout" svg:width="1.459cm" svg:height="0.645cm" svg:x="6.299cm" svg:y="4.224cm">
          <draw:text-box>
            <text:p text:style-name="P2"><text:span text:style-name="T1">1 byte</text:span></text:p>
          </draw:text-box>
        </draw:frame>
        <draw:frame draw:style-name="gr2" draw:text-style-name="P3" draw:layer="layout" svg:width="3.698cm" svg:height="0.645cm" svg:x="8.831cm" svg:y="3.461cm">
          <draw:text-box>
            <text:p text:style-name="P2"><text:span text:style-name="T1">Parent page number</text:span></text:p>
          </draw:text-box>
        </draw:frame>
        <draw:line draw:style-name="gr3" draw:text-style-name="P1" draw:layer="layout" svg:x1="8.584cm" svg:y1="3.461cm" svg:x2="8.584cm" svg:y2="4.096cm">
          <text:p/>
        </draw:line>
        <draw:frame draw:style-name="gr2" draw:text-style-name="P3" draw:layer="layout" svg:width="1.637cm" svg:height="0.645cm" svg:x="9.494cm" svg:y="4.175cm">
          <draw:text-box>
            <text:p text:style-name="P2"><text:span text:style-name="T1">4 bytes</text:span></text:p>
          </draw:text-box>
        </draw:frame>
        <draw:frame draw:style-name="gr2" draw:layer="layout" svg:width="9.206cm" svg:height="0.962cm" svg:x="5.036cm" svg:y="7.096cm">
          <draw:text-box>
            <text:p text:style-name="P2">Export as “pointermapentry.gif”</text:p>
          </draw:text-box>
        </draw:frame>
      </draw:page>
      <draw:page draw:name="page16" draw:style-name="dp1" draw:master-page-name="Default">
        <office:forms form:automatic-focus="false" form:apply-design-mode="false"/>
        <draw:frame draw:style-name="gr2" draw:layer="layout" svg:width="7.8cm" svg:height="0.962cm" svg:x="5.646cm" svg:y="12.557cm">
          <draw:text-box>
            <text:p text:style-name="P2">Export as “filesystem1.gif”</text:p>
          </draw:text-box>
        </draw:frame>
        <draw:frame draw:style-name="gr2" draw:text-style-name="P14" draw:layer="layout" svg:width="3.889cm" svg:height="0.649cm" svg:x="2.191cm" svg:y="3.159cm">
          <draw:text-box>
            <text:p text:style-name="P2"><text:span text:style-name="T8">/.../database.db</text:span></text:p>
          </draw:text-box>
        </draw:frame>
        <draw:frame draw:style-name="gr2" draw:text-style-name="P14" draw:layer="layout" svg:width="5.582cm" svg:height="0.649cm" svg:x="2.149cm" svg:y="6.193cm">
          <draw:text-box>
            <text:p text:style-name="P2"><text:span text:style-name="T8">/.../database.db-journal</text:span></text:p>
          </draw:text-box>
        </draw:frame>
        <draw:rect draw:style-name="gr1" draw:text-style-name="P1" draw:layer="layout" svg:width="10.16cm" svg:height="0.635cm" svg:x="8.112cm" svg:y="3.032cm">
          <text:p/>
        </draw:rect>
        <draw:line draw:style-name="gr3" draw:text-style-name="P1" draw:layer="layout" svg:x1="13.192cm" svg:y1="3.032cm" svg:x2="13.192cm" svg:y2="3.667cm">
          <text:p/>
        </draw:line>
        <draw:line draw:style-name="gr3" draw:text-style-name="P1" draw:layer="layout" svg:x1="10.652cm" svg:y1="3.032cm" svg:x2="10.652cm" svg:y2="3.667cm">
          <text:p/>
        </draw:line>
        <draw:line draw:style-name="gr3" draw:text-style-name="P1" draw:layer="layout" svg:x1="15.732cm" svg:y1="3.032cm" svg:x2="15.732cm" svg:y2="3.667cm">
          <text:p/>
        </draw:line>
        <draw:frame draw:style-name="gr16" draw:text-style-name="P15" draw:layer="layout" svg:width="2.123cm" svg:height="1.039cm" svg:x="8.366cm" svg:y="3.667cm">
          <draw:text-box>
            <text:p text:style-name="P6"><text:span text:style-name="T9">page-size</text:span><text:span text:style-name="T10"> </text:span><text:span text:style-name="T10"><text:line-break/></text:span><text:span text:style-name="T10">bytes</text:span></text:p>
          </draw:text-box>
        </draw:frame>
        <draw:frame draw:style-name="gr2" draw:text-style-name="P3" draw:layer="layout" svg:width="0.735cm" svg:height="0.645cm" svg:x="9.001cm" svg:y="3.032cm">
          <draw:text-box>
            <text:p text:style-name="P2"><text:span text:style-name="T1">A</text:span></text:p>
          </draw:text-box>
        </draw:frame>
        <draw:frame draw:style-name="gr2" draw:text-style-name="P3" draw:layer="layout" svg:width="0.756cm" svg:height="0.645cm" svg:x="14.081cm" svg:y="3.013cm">
          <draw:text-box>
            <text:p text:style-name="P2"><text:span text:style-name="T1">C</text:span></text:p>
          </draw:text-box>
        </draw:frame>
        <draw:frame draw:style-name="gr2" draw:text-style-name="P3" draw:layer="layout" svg:width="0.756cm" svg:height="0.645cm" svg:x="16.648cm" svg:y="3.013cm">
          <draw:text-box>
            <text:p text:style-name="P2"><text:span text:style-name="T1">D</text:span></text:p>
          </draw:text-box>
        </draw:frame>
        <draw:frame draw:style-name="gr2" draw:text-style-name="P3" draw:layer="layout" svg:width="0.735cm" svg:height="0.645cm" svg:x="11.541cm" svg:y="3.032cm">
          <draw:text-box>
            <text:p text:style-name="P2"><text:span text:style-name="T1">B</text:span></text:p>
          </draw:text-box>
        </draw:frame>
        <draw:frame draw:style-name="gr16" draw:text-style-name="P15" draw:layer="layout" svg:width="2.123cm" svg:height="1.039cm" svg:x="10.906cm" svg:y="3.667cm">
          <draw:text-box>
            <text:p text:style-name="P6"><text:span text:style-name="T9">page-size</text:span><text:span text:style-name="T10"> </text:span><text:span text:style-name="T10"><text:line-break/></text:span><text:span text:style-name="T10">bytes</text:span></text:p>
          </draw:text-box>
        </draw:frame>
        <draw:frame draw:style-name="gr16" draw:text-style-name="P15" draw:layer="layout" svg:width="2.123cm" svg:height="1.039cm" svg:x="13.446cm" svg:y="3.667cm">
          <draw:text-box>
            <text:p text:style-name="P6"><text:span text:style-name="T9">page-size</text:span><text:span text:style-name="T10"> </text:span><text:span text:style-name="T10"><text:line-break/></text:span><text:span text:style-name="T10">bytes</text:span></text:p>
          </draw:text-box>
        </draw:frame>
        <draw:frame draw:style-name="gr16" draw:text-style-name="P15" draw:layer="layout" svg:width="2.123cm" svg:height="1.039cm" svg:x="15.986cm" svg:y="3.667cm">
          <draw:text-box>
            <text:p text:style-name="P6"><text:span text:style-name="T9">page-size</text:span><text:span text:style-name="T10"> </text:span><text:span text:style-name="T10"><text:line-break/></text:span><text:span text:style-name="T10">bytes</text:span></text:p>
          </draw:text-box>
        </draw:frame>
        <draw:line draw:style-name="gr3" draw:text-style-name="P1" draw:layer="layout" svg:x1="5.191cm" svg:y1="5.318cm" svg:x2="15.859cm" svg:y2="5.318cm">
          <text:p/>
        </draw:line>
        <draw:frame draw:style-name="gr2" draw:text-style-name="P14" draw:layer="layout" svg:width="3.889cm" svg:height="0.649cm" svg:x="2.143cm" svg:y="8.239cm">
          <draw:text-box>
            <text:p text:style-name="P2"><text:span text:style-name="T8">/.../database.db</text:span></text:p>
          </draw:text-box>
        </draw:frame>
        <draw:g>
          <draw:frame draw:style-name="gr16" draw:text-style-name="P15" draw:layer="layout" svg:width="2.716cm" svg:height="1.039cm" svg:x="11.365cm" svg:y="6.674cm">
            <draw:text-box>
              <text:p text:style-name="P6"><text:span text:style-name="T9">page-size</text:span><text:span text:style-name="T10"> + 8 </text:span><text:span text:style-name="T10"><text:line-break/></text:span><text:span text:style-name="T10">bytes</text:span></text:p>
            </draw:text-box>
          </draw:frame>
          <draw:rect draw:style-name="gr1" draw:text-style-name="P1" draw:layer="layout" svg:width="9.525cm" svg:height="0.635cm" svg:x="8.112cm" svg:y="5.972cm">
            <text:p/>
          </draw:rect>
          <draw:line draw:style-name="gr3" draw:text-style-name="P1" draw:layer="layout" svg:x1="11.033cm" svg:y1="5.953cm" svg:x2="11.033cm" svg:y2="6.588cm">
            <text:p/>
          </draw:line>
          <draw:frame draw:style-name="gr2" draw:text-style-name="P3" draw:layer="layout" svg:width="2.741cm" svg:height="0.645cm" svg:x="8.366cm" svg:y="5.953cm">
            <draw:text-box>
              <text:p text:style-name="P2"><text:span text:style-name="T1">journal header</text:span></text:p>
            </draw:text-box>
          </draw:frame>
          <draw:frame draw:style-name="gr2" draw:text-style-name="P3" draw:layer="layout" svg:width="2.06cm" svg:height="0.645cm" svg:x="11.386cm" svg:y="5.953cm">
            <draw:text-box>
              <text:p text:style-name="P2"><text:span text:style-name="T1">Page 3: C</text:span></text:p>
            </draw:text-box>
          </draw:frame>
          <draw:frame draw:style-name="gr16" draw:text-style-name="P16" draw:layer="layout" svg:width="2.208cm" svg:height="1.039cm" svg:x="8.452cm" svg:y="6.674cm">
            <draw:text-box>
              <text:p text:style-name="P6"><text:span text:style-name="T9">sector-size</text:span><text:span text:style-name="T10"><text:line-break/></text:span><text:span text:style-name="T10">bytes</text:span></text:p>
            </draw:text-box>
          </draw:frame>
          <draw:line draw:style-name="gr3" draw:text-style-name="P1" draw:layer="layout" svg:x1="14.208cm" svg:y1="5.953cm" svg:x2="14.208cm" svg:y2="6.588cm">
            <text:p/>
          </draw:line>
          <draw:frame draw:style-name="gr2" draw:text-style-name="P3" draw:layer="layout" svg:width="2.06cm" svg:height="0.645cm" svg:x="14.815cm" svg:y="5.953cm">
            <draw:text-box>
              <text:p text:style-name="P2"><text:span text:style-name="T1">Page 4: D</text:span></text:p>
            </draw:text-box>
          </draw:frame>
          <draw:frame draw:style-name="gr16" draw:text-style-name="P15" draw:layer="layout" svg:width="2.716cm" svg:height="1.039cm" svg:x="14.54cm" svg:y="6.674cm">
            <draw:text-box>
              <text:p text:style-name="P6"><text:span text:style-name="T9">page-size</text:span><text:span text:style-name="T10"> + 8 </text:span><text:span text:style-name="T10"><text:line-break/></text:span><text:span text:style-name="T10">bytes</text:span></text:p>
            </draw:text-box>
          </draw:frame>
        </draw:g>
        <draw:g>
          <draw:rect draw:style-name="gr1" draw:text-style-name="P1" draw:layer="layout" svg:width="7.493cm" svg:height="0.635cm" svg:x="8.112cm" svg:y="8.131cm">
            <text:p/>
          </draw:rect>
          <draw:line draw:style-name="gr3" draw:text-style-name="P1" draw:layer="layout" svg:x1="13.192cm" svg:y1="8.131cm" svg:x2="13.192cm" svg:y2="8.766cm">
            <text:p/>
          </draw:line>
          <draw:line draw:style-name="gr3" draw:text-style-name="P1" draw:layer="layout" svg:x1="10.652cm" svg:y1="8.131cm" svg:x2="10.652cm" svg:y2="8.766cm">
            <text:p/>
          </draw:line>
          <draw:frame draw:style-name="gr2" draw:text-style-name="P3" draw:layer="layout" svg:width="0.735cm" svg:height="0.645cm" svg:x="9.001cm" svg:y="8.131cm">
            <draw:text-box>
              <text:p text:style-name="P2"><text:span text:style-name="T1">A</text:span></text:p>
            </draw:text-box>
          </draw:frame>
          <draw:frame draw:style-name="gr2" draw:text-style-name="P3" draw:layer="layout" svg:width="2.06cm" svg:height="0.645cm" svg:x="13.545cm" svg:y="8.112cm">
            <draw:text-box>
              <text:p text:style-name="P2"><text:span text:style-name="T1">&lt;unused&gt;</text:span></text:p>
            </draw:text-box>
          </draw:frame>
          <draw:frame draw:style-name="gr2" draw:text-style-name="P3" draw:layer="layout" svg:width="0.735cm" svg:height="0.645cm" svg:x="11.541cm" svg:y="8.131cm">
            <draw:text-box>
              <text:p text:style-name="P2"><text:span text:style-name="T1">B</text:span></text:p>
            </draw:text-box>
          </draw:frame>
          <draw:frame draw:style-name="gr16" draw:text-style-name="P15" draw:layer="layout" svg:width="2.123cm" svg:height="1.039cm" svg:x="10.906cm" svg:y="8.766cm">
            <draw:text-box>
              <text:p text:style-name="P6"><text:span text:style-name="T9">page-size</text:span><text:span text:style-name="T10"> </text:span><text:span text:style-name="T10"><text:line-break/></text:span><text:span text:style-name="T10">bytes</text:span></text:p>
            </draw:text-box>
          </draw:frame>
          <draw:frame draw:style-name="gr16" draw:text-style-name="P15" draw:layer="layout" svg:width="2.123cm" svg:height="1.039cm" svg:x="13.446cm" svg:y="8.766cm">
            <draw:text-box>
              <text:p text:style-name="P6"><text:span text:style-name="T9">page-size</text:span><text:span text:style-name="T10"> </text:span><text:span text:style-name="T10"><text:line-break/></text:span><text:span text:style-name="T10">bytes</text:span></text:p>
            </draw:text-box>
          </draw:frame>
          <draw:frame draw:style-name="gr16" draw:text-style-name="P15" draw:layer="layout" svg:width="2.123cm" svg:height="1.039cm" svg:x="8.366cm" svg:y="8.747cm">
            <draw:text-box>
              <text:p text:style-name="P6"><text:span text:style-name="T9">page-size</text:span><text:span text:style-name="T10"> </text:span><text:span text:style-name="T10"><text:line-break/></text:span><text:span text:style-name="T10">bytes</text:span></text:p>
            </draw:text-box>
          </draw:frame>
        </draw:g>
        <draw:frame draw:style-name="gr17" draw:text-style-name="P17" draw:layer="layout" svg:width="3.817cm" svg:height="1.039cm" svg:x="3.032cm" svg:y="10.017cm">
          <draw:text-box>
            <text:p text:style-name="P9"><text:span text:style-name="T3">Page Size: </text:span><text:span text:style-name="T9">page-size</text:span></text:p>
            <text:p text:style-name="P9"><text:span text:style-name="T3">Page Count: 4</text:span></text:p>
          </draw:text-box>
        </draw:frame>
        <draw:rect draw:style-name="gr1" draw:text-style-name="P1" draw:layer="layout" svg:width="3.937cm" svg:height="1.27cm" svg:x="2.905cm" svg:y="9.89cm">
          <text:p/>
        </draw:rect>
        <draw:line draw:style-name="gr3" draw:text-style-name="P1" draw:layer="layout" svg:x1="8.366cm" svg:y1="6.334cm" svg:x2="5.064cm" svg:y2="9.89cm">
          <text:p/>
        </draw:line>
      </draw:page>
      <draw:page draw:name="page17" draw:style-name="dp1" draw:master-page-name="Default">
        <office:forms form:automatic-focus="false" form:apply-design-mode="false"/>
        <draw:rect draw:style-name="gr1" draw:text-style-name="P1" draw:layer="layout" svg:width="12.065cm" svg:height="0.635cm" svg:x="3.159cm" svg:y="7.488cm">
          <text:p/>
        </draw:rect>
        <draw:frame draw:style-name="gr2" draw:text-style-name="P4" draw:layer="layout" svg:width="2.686cm" svg:height="0.645cm" svg:x="12.411cm" svg:y="7.477cm">
          <draw:text-box>
            <text:p text:style-name="P2"><text:span text:style-name="T1">Journal Magic</text:span></text:p>
          </draw:text-box>
        </draw:frame>
        <draw:line draw:style-name="gr3" draw:text-style-name="P1" draw:layer="layout" svg:x1="4.556cm" svg:y1="7.477cm" svg:x2="4.556cm" svg:y2="8.112cm">
          <text:p/>
        </draw:line>
        <draw:frame draw:style-name="gr2" draw:text-style-name="P4" draw:layer="layout" svg:width="1.637cm" svg:height="0.645cm" svg:x="12.938cm" svg:y="8.239cm">
          <draw:text-box>
            <text:p text:style-name="P2"><text:span text:style-name="T1">8 bytes</text:span></text:p>
          </draw:text-box>
        </draw:frame>
        <draw:line draw:style-name="gr3" draw:text-style-name="P1" draw:layer="layout" svg:x1="12.176cm" svg:y1="7.488cm" svg:x2="12.176cm" svg:y2="8.123cm">
          <text:p/>
        </draw:line>
        <draw:frame draw:style-name="gr2" draw:text-style-name="P4" draw:layer="layout" svg:width="1.637cm" svg:height="0.645cm" svg:x="3.046cm" svg:y="8.239cm">
          <draw:text-box>
            <text:p text:style-name="P2"><text:span text:style-name="T1">4 bytes</text:span></text:p>
          </draw:text-box>
        </draw:frame>
        <draw:frame draw:style-name="gr2" draw:text-style-name="P4" draw:layer="layout" svg:width="3.876cm" svg:height="0.645cm" svg:x="1.635cm" svg:y="5.181cm">
          <draw:text-box>
            <text:p text:style-name="P2"><text:span text:style-name="T1">Locking page number</text:span></text:p>
          </draw:text-box>
        </draw:frame>
        <draw:line draw:style-name="gr3" draw:text-style-name="P1" draw:layer="layout" svg:x1="10.906cm" svg:y1="7.487cm" svg:x2="10.906cm" svg:y2="8.122cm">
          <text:p/>
        </draw:line>
        <draw:line draw:style-name="gr3" draw:text-style-name="P1" draw:layer="layout" svg:x1="9.636cm" svg:y1="7.487cm" svg:x2="9.636cm" svg:y2="8.122cm">
          <text:p/>
        </draw:line>
        <draw:frame draw:style-name="gr2" draw:text-style-name="P4" draw:layer="layout" svg:width="2.166cm" svg:height="0.645cm" svg:x="11.922cm" svg:y="5.181cm">
          <draw:text-box>
            <text:p text:style-name="P2"><text:span text:style-name="T1">Checksum</text:span></text:p>
          </draw:text-box>
        </draw:frame>
        <draw:frame draw:style-name="gr2" draw:text-style-name="P4" draw:layer="layout" svg:width="6.056cm" svg:height="0.645cm" svg:x="6.461cm" svg:y="4.292cm">
          <draw:text-box>
            <text:p text:style-name="P2"><text:span text:style-name="T1">Master journal name length in bytes</text:span></text:p>
          </draw:text-box>
        </draw:frame>
        <draw:line draw:style-name="gr3" draw:text-style-name="P1" draw:layer="layout" svg:x1="3.286cm" svg:y1="5.826cm" svg:x2="3.921cm" svg:y2="7.858cm">
          <text:p/>
        </draw:line>
        <draw:line draw:style-name="gr3" draw:text-style-name="P1" draw:layer="layout" svg:x1="9.509cm" svg:y1="4.937cm" svg:x2="10.271cm" svg:y2="7.858cm">
          <text:p/>
        </draw:line>
        <draw:line draw:style-name="gr3" draw:text-style-name="P1" draw:layer="layout" svg:x1="13.065cm" svg:y1="5.826cm" svg:x2="11.541cm" svg:y2="7.858cm">
          <text:p/>
        </draw:line>
        <draw:frame draw:style-name="gr2" draw:text-style-name="P4" draw:layer="layout" svg:width="4.896cm" svg:height="0.645cm" svg:x="4.683cm" svg:y="7.477cm">
          <draw:text-box>
            <text:p text:style-name="P2"><text:span text:style-name="T1">Master Journal Name (utf-8)</text:span></text:p>
          </draw:text-box>
        </draw:frame>
        <draw:frame draw:style-name="gr2" draw:text-style-name="P4" draw:layer="layout" svg:width="1.637cm" svg:height="0.645cm" svg:x="9.255cm" svg:y="8.239cm">
          <draw:text-box>
            <text:p text:style-name="P2"><text:span text:style-name="T1">4 bytes</text:span></text:p>
          </draw:text-box>
        </draw:frame>
        <draw:frame draw:style-name="gr2" draw:text-style-name="P4" draw:layer="layout" svg:width="1.637cm" svg:height="0.645cm" svg:x="10.906cm" svg:y="8.229cm">
          <draw:text-box>
            <text:p text:style-name="P2"><text:span text:style-name="T1">4 bytes</text:span></text:p>
          </draw:text-box>
        </draw:frame>
        <draw:frame draw:style-name="gr2" draw:layer="layout" svg:width="9.908cm" svg:height="0.962cm" svg:x="5.646cm" svg:y="12.557cm">
          <draw:text-box>
            <text:p text:style-name="P2">Export as “master_journal_ptr.gif”</text:p>
          </draw:text-box>
        </draw:frame>
      </draw:page>
      <draw:page draw:name="page18" draw:style-name="dp1" draw:master-page-name="Default">
        <office:forms form:automatic-focus="false" form:apply-design-mode="false"/>
        <draw:rect draw:style-name="gr1" draw:text-style-name="P1" draw:layer="layout" svg:width="12.064cm" svg:height="0.635cm" svg:x="3.16cm" svg:y="7.488cm">
          <text:p/>
        </draw:rect>
        <draw:frame draw:style-name="gr2" draw:text-style-name="P4" draw:layer="layout" svg:width="5.434cm" svg:height="0.645cm" svg:x="10.552cm" svg:y="6.197cm">
          <draw:text-box>
            <text:p text:style-name="P2"><text:span text:style-name="T1">Optional Master Journal Pointer</text:span></text:p>
          </draw:text-box>
        </draw:frame>
        <draw:line draw:style-name="gr3" draw:text-style-name="P1" draw:layer="layout" svg:x1="9.89cm" svg:y1="7.477cm" svg:x2="9.89cm" svg:y2="8.112cm">
          <text:p/>
        </draw:line>
        <draw:line draw:style-name="gr3" draw:text-style-name="P1" draw:layer="layout" svg:x1="6.334cm" svg:y1="7.477cm" svg:x2="6.334cm" svg:y2="8.112cm">
          <text:p/>
        </draw:line>
        <draw:frame draw:style-name="gr2" draw:text-style-name="P4" draw:layer="layout" svg:width="3.211cm" svg:height="0.645cm" svg:x="3.159cm" svg:y="7.467cm">
          <draw:text-box>
            <text:p text:style-name="P2"><text:span text:style-name="T1">Journal Section 1</text:span></text:p>
          </draw:text-box>
        </draw:frame>
        <draw:frame draw:style-name="gr2" draw:text-style-name="P4" draw:layer="layout" svg:width="3.211cm" svg:height="0.645cm" svg:x="6.334cm" svg:y="7.467cm">
          <draw:text-box>
            <text:p text:style-name="P2"><text:span text:style-name="T1">Journal Section 2</text:span></text:p>
          </draw:text-box>
        </draw:frame>
        <draw:frame draw:style-name="gr2" draw:text-style-name="P4" draw:layer="layout" svg:width="3.177cm" svg:height="0.645cm" svg:x="5.443cm" svg:y="11.551cm">
          <draw:text-box>
            <text:p text:style-name="P2"><text:span text:style-name="T1">Journal Record 1</text:span></text:p>
          </draw:text-box>
        </draw:frame>
        <draw:frame draw:style-name="gr2" draw:text-style-name="P4" draw:layer="layout" svg:width="0.794cm" svg:height="0.645cm" svg:x="9.89cm" svg:y="7.477cm">
          <draw:text-box>
            <text:p text:style-name="P2"><text:span text:style-name="T1">...</text:span></text:p>
          </draw:text-box>
        </draw:frame>
        <draw:line draw:style-name="gr3" draw:text-style-name="P1" draw:layer="layout" svg:x1="10.652cm" svg:y1="7.477cm" svg:x2="10.652cm" svg:y2="8.112cm">
          <text:p/>
        </draw:line>
        <draw:rect draw:style-name="gr1" draw:text-style-name="P1" draw:layer="layout" svg:width="8.001cm" svg:height="0.635cm" svg:x="4.048cm" svg:y="9.773cm">
          <text:p/>
        </draw:rect>
        <draw:frame draw:style-name="gr2" draw:text-style-name="P4" draw:layer="layout" svg:width="2.902cm" svg:height="0.645cm" svg:x="4.048cm" svg:y="9.763cm">
          <draw:text-box>
            <text:p text:style-name="P2"><text:span text:style-name="T1">Journal Header</text:span></text:p>
          </draw:text-box>
        </draw:frame>
        <draw:line draw:style-name="gr3" draw:text-style-name="P1" draw:layer="layout" svg:x1="6.842cm" svg:y1="9.773cm" svg:x2="6.842cm" svg:y2="10.408cm">
          <text:p/>
        </draw:line>
        <draw:frame draw:style-name="gr2" draw:text-style-name="P4" draw:layer="layout" svg:width="3.275cm" svg:height="0.645cm" svg:x="7.604cm" svg:y="12.186cm">
          <draw:text-box>
            <text:p text:style-name="P2"><text:span text:style-name="T1">Journal Record M</text:span></text:p>
          </draw:text-box>
        </draw:frame>
        <draw:line draw:style-name="gr3" draw:text-style-name="P1" draw:layer="layout" svg:x1="8.493cm" svg:y1="9.773cm" svg:x2="8.493cm" svg:y2="10.408cm">
          <text:p/>
        </draw:line>
        <draw:line draw:style-name="gr3" draw:text-style-name="P1" draw:layer="layout" svg:x1="9.509cm" svg:y1="9.773cm" svg:x2="9.509cm" svg:y2="10.408cm">
          <text:p/>
        </draw:line>
        <draw:frame draw:style-name="gr2" draw:text-style-name="P4" draw:layer="layout" svg:width="0.794cm" svg:height="0.645cm" svg:x="8.588cm" svg:y="9.763cm">
          <draw:text-box>
            <text:p text:style-name="P2"><text:span text:style-name="T1">...</text:span></text:p>
          </draw:text-box>
        </draw:frame>
        <draw:line draw:style-name="gr3" draw:text-style-name="P1" draw:layer="layout" svg:x1="7.731cm" svg:y1="10.154cm" svg:x2="6.969cm" svg:y2="11.551cm">
          <text:p/>
        </draw:line>
        <draw:line draw:style-name="gr3" draw:text-style-name="P1" draw:layer="layout" svg:x1="10.398cm" svg:y1="10.154cm" svg:x2="9.255cm" svg:y2="12.186cm">
          <text:p/>
        </draw:line>
        <draw:line draw:style-name="gr18" draw:text-style-name="P1" draw:layer="layout" svg:x1="3.159cm" svg:y1="8.112cm" svg:x2="4.048cm" svg:y2="9.763cm">
          <text:p/>
        </draw:line>
        <draw:line draw:style-name="gr18" draw:text-style-name="P1" draw:layer="layout" svg:x1="6.334cm" svg:y1="8.112cm" svg:x2="12.049cm" svg:y2="9.763cm">
          <text:p/>
        </draw:line>
        <draw:frame draw:style-name="gr2" draw:layer="layout" svg:width="8.677cm" svg:height="0.962cm" svg:x="5.316cm" svg:y="14.389cm">
          <draw:text-box>
            <text:p text:style-name="P2">Export as “journal_format.gif”</text:p>
          </draw:text-box>
        </draw:frame>
        <draw:line draw:style-name="gr3" draw:text-style-name="P1" draw:layer="layout" svg:x1="11.287cm" svg:y1="9.773cm" svg:x2="11.287cm" svg:y2="10.408cm">
          <text:p/>
        </draw:line>
        <draw:frame draw:style-name="gr2" draw:text-style-name="P4" draw:layer="layout" svg:width="4.308cm" svg:height="0.645cm" svg:x="10.652cm" svg:y="11.551cm">
          <draw:text-box>
            <text:p text:style-name="P2"><text:span text:style-name="T1">Padding (unused space)</text:span></text:p>
          </draw:text-box>
        </draw:frame>
        <draw:line draw:style-name="gr3" draw:text-style-name="P1" draw:layer="layout" svg:x1="12.938cm" svg:y1="11.551cm" svg:x2="11.668cm" svg:y2="10.154cm">
          <text:p/>
        </draw:line>
        <draw:line draw:style-name="gr3" draw:text-style-name="P1" draw:layer="layout" svg:x1="13.954cm" svg:y1="6.842cm" svg:x2="14.589cm" svg:y2="7.858cm">
          <text:p/>
        </draw:line>
        <draw:frame draw:style-name="gr19" draw:text-style-name="P4" draw:layer="layout" svg:width="4.191cm" svg:height="0.645cm" svg:x="10.652cm" svg:y="7.467cm">
          <draw:text-box>
            <text:p text:style-name="P2"><text:span text:style-name="T1">Journal Section N</text:span></text:p>
          </draw:text-box>
        </draw:frame>
        <draw:line draw:style-name="gr3" draw:text-style-name="P1" draw:layer="layout" svg:x1="13.954cm" svg:y1="7.477cm" svg:x2="13.954cm" svg:y2="8.1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Dan Kennedy</meta:initial-creator>
    <meta:creation-date>2008-03-07T00:52:32</meta:creation-date>
    <dc:date>2009-04-12T00:20:40</dc:date>
    <dc:language>en</dc:language>
    <meta:editing-cycles>23</meta:editing-cycles>
    <meta:editing-duration>PT62H22M12S</meta:editing-duration>
    <meta:document-statistic meta:object-count="348"/>
    <meta:user-defined meta:name="Info 1"/>
    <meta:user-defined meta:name="Info 2"/>
    <meta:user-defined meta:name="Info 3"/>
    <meta:user-defined meta:name="Info 4"/>
  </office:meta>
</office:document-meta>
</file>